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ourier New" fo:font-size="10pt" style:rfc-language-tag="x-none" style:letter-kerning="false" style:font-size-asian="10pt" style:font-name-complex="Courier New1" style:font-size-complex="10pt"/>
    </style:style>
    <style:style style:name="P2" style:family="paragraph" style:parent-style-name="Standard">
      <style:paragraph-properties fo:margin-top="0in" fo:margin-bottom="0in" style:contextual-spacing="false" fo:line-height="100%" fo:orphans="0" fo:widows="0"/>
    </style:style>
    <style:style style:name="P3" style:family="paragraph" style:parent-style-name="Standard">
      <style:paragraph-properties fo:margin-top="0in" fo:margin-bottom="0in" style:contextual-spacing="false" fo:line-height="100%" fo:orphans="0" fo:widows="0"/>
      <style:text-properties officeooo:paragraph-rsid="00135782"/>
    </style:style>
    <style:style style:name="P4" style:family="paragraph" style:parent-style-name="Standard">
      <style:paragraph-properties fo:margin-top="0in" fo:margin-bottom="0in" style:contextual-spacing="false" fo:line-height="100%" fo:orphans="0" fo:widows="0"/>
      <style:text-properties officeooo:paragraph-rsid="00146f4d"/>
    </style:style>
    <style:style style:name="P5" style:family="paragraph" style:parent-style-name="Standard">
      <style:paragraph-properties fo:margin-top="0in" fo:margin-bottom="0in" style:contextual-spacing="false" fo:line-height="100%" fo:orphans="0" fo:widows="0"/>
      <style:text-properties officeooo:paragraph-rsid="001b2e18"/>
    </style:style>
    <style:style style:name="T1" style:family="text">
      <style:text-properties fo:color="#000000" loext:opacity="100%" style:font-name="Courier New" fo:font-size="10pt" style:rfc-language-tag="x-none" style:letter-kerning="false" style:font-size-asian="10pt" style:font-name-complex="Courier New1" style:font-size-complex="10pt"/>
    </style:style>
    <style:style style:name="T2" style:family="text">
      <style:text-properties fo:color="#000000" loext:opacity="100%" style:font-name="Courier New" fo:font-size="10pt" style:rfc-language-tag="x-none" officeooo:rsid="00135782" style:letter-kerning="false" style:font-size-asian="10pt" style:font-name-complex="Courier New1" style:font-size-complex="10pt"/>
    </style:style>
    <style:style style:name="T3" style:family="text">
      <style:text-properties fo:color="#000000" loext:opacity="100%" style:font-name="Courier New" fo:font-size="10pt" style:rfc-language-tag="x-none" officeooo:rsid="00146f4d" style:letter-kerning="false" style:font-size-asian="10pt" style:font-name-complex="Courier New1" style:font-size-complex="10pt"/>
    </style:style>
    <style:style style:name="T4" style:family="text">
      <style:text-properties fo:color="#000000" loext:opacity="100%" style:font-name="Courier New" fo:font-size="10pt" style:rfc-language-tag="x-none" officeooo:rsid="0014c1db" style:letter-kerning="false" style:font-size-asian="10pt" style:font-name-complex="Courier New1" style:font-size-complex="10pt"/>
    </style:style>
    <style:style style:name="T5" style:family="text">
      <style:text-properties fo:color="#000000" loext:opacity="100%" style:font-name="Courier New" fo:font-size="10pt" style:rfc-language-tag="x-none" officeooo:rsid="00152ee5" style:letter-kerning="false" style:font-size-asian="10pt" style:font-name-complex="Courier New1" style:font-size-complex="10pt"/>
    </style:style>
    <style:style style:name="T6" style:family="text">
      <style:text-properties fo:color="#000000" loext:opacity="100%" style:font-name="Courier New" fo:font-size="10pt" style:rfc-language-tag="x-none" officeooo:rsid="00187b14" style:letter-kerning="false" style:font-size-asian="10pt" style:font-name-complex="Courier New1" style:font-size-complex="10pt"/>
    </style:style>
    <style:style style:name="T7" style:family="text">
      <style:text-properties fo:color="#000000" loext:opacity="100%" style:font-name="Courier New" fo:font-size="10pt" style:rfc-language-tag="x-none" officeooo:rsid="00198792" style:letter-kerning="false" style:font-size-asian="10pt" style:font-name-complex="Courier New1" style:font-size-complex="10pt"/>
    </style:style>
    <style:style style:name="T8" style:family="text">
      <style:text-properties fo:color="#000000" loext:opacity="100%" style:font-name="Courier New" fo:font-size="10pt" style:rfc-language-tag="x-none" officeooo:rsid="001b2e18" style:letter-kerning="false" style:font-size-asian="10pt" style:font-name-complex="Courier New1" style:font-size-complex="10pt"/>
    </style:style>
    <style:style style:name="T9" style:family="text">
      <style:text-properties fo:color="#000000" loext:opacity="100%" style:font-name="Courier New" fo:font-size="10pt" style:rfc-language-tag="x-none" style:text-underline-style="solid" style:text-underline-width="auto" style:text-underline-color="font-color" style:letter-kerning="false" style:font-size-asian="10pt" style:font-name-complex="Courier New1" style:font-size-complex="10pt"/>
    </style:style>
    <style:style style:name="T10" style:family="text">
      <style:text-properties fo:color="#000000" loext:opacity="100%" style:font-name="Courier New" fo:font-size="10pt" style:rfc-language-tag="x-none" style:text-underline-style="solid" style:text-underline-width="auto" style:text-underline-color="font-color" officeooo:rsid="00135782" style:letter-kerning="false" style:font-size-asian="10pt" style:font-name-complex="Courier New1" style:font-size-complex="10pt"/>
    </style:style>
    <style:style style:name="T11" style:family="text">
      <style:text-properties fo:color="#000000" loext:opacity="100%" style:font-name="Courier New" fo:font-size="10pt" style:rfc-language-tag="x-none" fo:font-weight="bold" officeooo:rsid="00152ee5" style:letter-kerning="false" style:font-size-asian="10pt" style:font-weight-asian="bold" style:font-name-complex="Courier New1" style:font-size-complex="10pt" style:font-weight-complex="bold"/>
    </style:style>
    <style:style style:name="T12" style:family="text">
      <style:text-properties fo:color="#000000" loext:opacity="100%" style:font-name="Times New Roman" fo:font-size="10pt" style:rfc-language-tag="x-none" style:text-underline-style="solid" style:text-underline-width="auto" style:text-underline-color="font-color" officeooo:rsid="0005ab88" style:letter-kerning="false" style:font-name-asian="Times New Roman1" style:font-size-asian="10pt" style:language-asian="ru" style:country-asian="RU" style:font-name-complex="Times New Roman1" style:font-size-complex="10pt"/>
    </style:style>
    <style:style style:name="T13" style:family="text">
      <style:text-properties fo:color="#000000" loext:opacity="100%" style:font-name="Times New Roman" fo:font-size="10pt" style:rfc-language-tag="x-none" style:text-underline-style="solid" style:text-underline-width="auto" style:text-underline-color="font-color" officeooo:rsid="00135782" style:letter-kerning="false" style:font-name-asian="Times New Roman1" style:font-size-asian="10pt" style:language-asian="ru" style:country-asian="RU" style:font-name-complex="Times New Roman1" style:font-size-complex="10pt"/>
    </style:style>
    <style:style style:name="T14" style:family="text">
      <style:text-properties fo:color="#000000" loext:opacity="100%" style:font-name="Calibri" fo:font-size="11pt" fo:language="en" fo:country="US" officeooo:rsid="00146f4d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5" style:family="text">
      <style:text-properties fo:color="#000000" loext:opacity="100%" style:font-name="Calibri" fo:font-size="11pt" fo:language="ru" fo:country="RU" officeooo:rsid="00146f4d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text:span text:style-name="T1">УСТАВ ОБЩЕСТВА С ОГРАНИЧЕННОЙ ОТВЕТСТВЕННОСТЬЮ</text:span></text:p>
      <text:p text:style-name="P1"/>
      <text:p text:style-name="P2"><text:span text:style-name="T1"><text:s text:c="59"/>Утвержден</text:span></text:p>
      <text:p text:style-name="P2"><text:span text:style-name="T1"><text:s text:c="48"/>Собранием Участников</text:span></text:p>
      <text:p text:style-name="P1"/>
      <text:p text:style-name="P2"><text:span text:style-name="T1"><text:s text:c="43"/>Протокол № ______________</text:span></text:p>
      <text:p text:style-name="P2"><text:span text:style-name="T1"><text:s text:c="40"/>от _____</text:span><text:span text:style-name="T2">01 января</text:span><text:span text:style-name="T1">_____ _</text:span><text:span text:style-name="T2">2024</text:span><text:span text:style-name="T1">_ г.</text:span></text:p>
      <text:p text:style-name="P1"/>
      <text:p text:style-name="P2"><text:span text:style-name="T1"><text:s text:c="32"/>СТАТУТ</text:span></text:p>
      <text:p text:style-name="P2"><text:span text:style-name="T1"><text:s text:c="18"/>ТАВАРЫСТВА 3 АБМЕЖАВАНАЙ АДКАЗНАСЦЮ</text:span></text:p>
      <text:p text:style-name="P3"><text:span text:style-name="T1"><text:s text:c="20"/>"___________</text:span><text:span text:style-name="T12">К</text:span><text:span text:style-name="T13">а</text:span><text:span text:style-name="T12">мпсерв к</text:span><text:span text:style-name="T13">а</text:span><text:span text:style-name="T12">нсал</text:span><text:span text:style-name="T13">цi</text:span><text:span text:style-name="T12">нг</text:span><text:span text:style-name="T1">_________________"</text:span></text:p>
      <text:p text:style-name="P2"><text:span text:style-name="T1"><text:s text:c="25"/>(полное наименование)</text:span></text:p>
      <text:p text:style-name="P3"><text:span text:style-name="T1"><text:s text:c="20"/>(ТАА "__________</text:span><text:span text:style-name="T12">К</text:span><text:span text:style-name="T13">а</text:span><text:span text:style-name="T12">мпсерв к</text:span><text:span text:style-name="T13">а</text:span><text:span text:style-name="T12">нсал</text:span><text:span text:style-name="T13">цi</text:span><text:span text:style-name="T12">нг</text:span><text:span text:style-name="T1">_____________")</text:span></text:p>
      <text:p text:style-name="P2"><text:span text:style-name="T1"><text:s text:c="25"/>(сокращенное наименование)</text:span></text:p>
      <text:p text:style-name="P1"/>
      <text:p text:style-name="P2"><text:span text:style-name="T1"><text:s text:c="32"/>УСТАВ</text:span></text:p>
      <text:p text:style-name="P2"><text:span text:style-name="T1"><text:s text:c="15"/>ОБЩЕСТВА С ОГРАНИЧЕННОЙ ОТВЕТСТВЕННОСТЬЮ</text:span></text:p>
      <text:p text:style-name="P3"><text:span text:style-name="T1"><text:s text:c="21"/>"___________</text:span><text:span text:style-name="T12">Компсерв консалтинг</text:span><text:span text:style-name="T1">_________________"</text:span></text:p>
      <text:p text:style-name="P2"><text:span text:style-name="T1"><text:s text:c="26"/>(полное наименование)</text:span></text:p>
      <text:p text:style-name="P3"><text:span text:style-name="T1"><text:s text:c="20"/>(ООО "__________</text:span><text:span text:style-name="T12">Компсерв консалтинг</text:span><text:span text:style-name="T1">_____________")</text:span></text:p>
      <text:p text:style-name="P2"><text:span text:style-name="T1"><text:s text:c="25"/>(сокращенное наименование)</text:span></text:p>
      <text:p text:style-name="P1"/>
      <text:p text:style-name="P2"><text:span text:style-name="T1"><text:s text:c="25"/>Республика Беларусь</text:span></text:p>
      <text:p text:style-name="P2"><text:span text:style-name="T1"><text:s text:c="24"/>Г._</text:span><text:span text:style-name="T10">Минск</text:span><text:span text:style-name="T1">__ _</text:span><text:span text:style-name="T9">01.</text:span><text:span text:style-name="T10">01</text:span><text:span text:style-name="T9">.2024</text:span><text:span text:style-name="T1">_ г.</text:span></text:p>
      <text:p text:style-name="P2"><text:span text:style-name="T1"><text:s text:c="28"/>(место) (дата)</text:span></text:p>
      <text:p text:style-name="P1"/>
      <text:p text:style-name="P2"><text:span text:style-name="T1"><text:s text:c="18"/>Статья 1. ОБЩИЕ ПОЛОЖЕНИЯ</text:span></text:p>
      <text:p text:style-name="P1"/>
      <text:p text:style-name="P3"><text:span text:style-name="T1"><text:s text:c="5"/>1.1. Общество с ограниченной ответственностью <text:s/>"____</text:span><text:span text:style-name="T12">К</text:span><text:span text:style-name="T13">о</text:span><text:span text:style-name="T12">мпсерв к</text:span><text:span text:style-name="T13">о</text:span><text:span text:style-name="T12">нсал</text:span><text:span text:style-name="T13">ти</text:span><text:span text:style-name="T12">нг</text:span><text:span text:style-name="T1">__" <text:s/>(в</text:span></text:p>
      <text:p text:style-name="P2"><text:span text:style-name="T1">дальнейшем - "Общество"), <text:s/>создано <text:s text:c="2"/>в <text:s/>соответствии <text:s/>с <text:s/>Гражданским</text:span></text:p>
      <text:p text:style-name="P2"><text:span text:style-name="T1">кодексом <text:s/>Республики <text:s/>Беларусь, <text:s text:c="2"/>Законом <text:s/>Республики <text:s/>Беларусь <text:s/>"Об</text:span></text:p>
      <text:p text:style-name="P2"><text:span text:style-name="T1">акционерных <text:s/>обществах, обществах с ограниченной <text:s/>ответственностью <text:s/>и</text:span></text:p>
      <text:p text:style-name="P2"><text:span text:style-name="T1">обществах с дополнительной ответственностью".</text:span></text:p>
      <text:p text:style-name="P2"><text:span text:style-name="T1"><text:s text:c="5"/>1.2. Общество <text:s text:c="2"/>учреждено <text:s text:c="2"/>договором <text:s/>о <text:s text:c="2"/>создании <text:s text:c="2"/>Общества,</text:span></text:p>
      <text:p text:style-name="P2"><text:span text:style-name="T1">заключенным <text:s/>____</text:span><text:span text:style-name="T2">01 января</text:span><text:span text:style-name="T1">_ </text:span><text:span text:style-name="T2">2024</text:span><text:span text:style-name="T1"> г. <text:s/>(в <text:s/>дальнейшем <text:s/>- <text:s/>"Договор"), между</text:span></text:p>
      <text:p text:style-name="P2"><text:span text:style-name="T1">следующими <text:s text:c="2"/>лицами <text:s/>(в <text:s text:c="2"/>дальнейшем <text:s/>- <text:s/>"Участники", <text:s/>а <text:s/>каждый <text:s text:c="2"/>в</text:span></text:p>
      <text:p text:style-name="P2"><text:span text:style-name="T1">отдельности - "Участник"):</text:span></text:p>
      <text:p text:style-name="P2"><text:span text:style-name="T1"><text:s text:c="5"/>1) ____________________________________________________________</text:span></text:p>
      <text:p text:style-name="P2"><text:span text:style-name="T1"><text:s text:c="13"/>(наименование, местонахождение учредителя -</text:span></text:p>
      <text:p text:style-name="P2"><text:span text:style-name="T1">___________________________________________________________________,</text:span></text:p>
      <text:p text:style-name="P2"><text:span text:style-name="T1"><text:s text:c="24"/>юридического лица)</text:span></text:p>
      <text:p text:style-name="P2"><text:span text:style-name="T1"><text:s text:c="5"/>2) ____________________________________________________________</text:span></text:p>
      <text:p text:style-name="P2"><text:span text:style-name="T1"><text:s text:c="10"/>(фамилия, имя, отчество, место жительства учредителя -</text:span></text:p>
      <text:p text:style-name="P2"><text:span text:style-name="T1">___________________________________________________________________,</text:span></text:p>
      <text:p text:style-name="P2"><text:span text:style-name="T1"><text:s text:c="17"/>индивидуального предпринимателя)</text:span></text:p>
      <text:p text:style-name="P2"><text:span text:style-name="T1"><text:s text:c="5"/>3) ____</text:span><text:span text:style-name="T2">Точило Олег Вячеславович, г. Минск, ул. Чюрлёниса, 11, 2301В, паспорт ВМ2582316 РВ0018А881РВ1 с 17.02.2017 по 17.02.2027 Полоцкий РОВД</text:span><text:span text:style-name="T1">_</text:span></text:p>
      <text:p text:style-name="P2"><text:span text:style-name="T1"><text:s text:c="10"/>(фамилия, имя, отчество, место жительства, паспортные</text:span></text:p>
      <text:p text:style-name="P2"><text:span text:style-name="T1">___________________________________________________________________,</text:span></text:p>
      <text:p text:style-name="P2"><text:span text:style-name="T1"><text:s text:c="17"/>данные учредителя-гражданина)</text:span></text:p>
      <text:p text:style-name="P2"><text:span text:style-name="T1"><text:s text:c="5"/>4) ___________________________________________________________,</text:span></text:p>
      <text:p text:style-name="P2"><text:span text:style-name="T1"><text:s text:c="5"/>5) ___________________________________________________________.</text:span></text:p>
      <text:p text:style-name="P2"><text:span text:style-name="T1"><text:s text:c="5"/>1.3. Наименование Общества:</text:span></text:p>
      <text:p text:style-name="P2"><text:span text:style-name="T1"><text:s text:c="5"/>Полное наименование на русском языке:</text:span></text:p>
      <text:p text:style-name="P3"><text:span text:style-name="T1"><text:s text:c="5"/>Общество с ограниченной ответственностью "__</text:span><text:span text:style-name="T12">К</text:span><text:span text:style-name="T13">о</text:span><text:span text:style-name="T12">мпсерв к</text:span><text:span text:style-name="T13">о</text:span><text:span text:style-name="T12">нсал</text:span><text:span text:style-name="T13">ти</text:span><text:span text:style-name="T12">нг</text:span><text:span text:style-name="T1">_",</text:span></text:p>
      <text:p text:style-name="P3"><text:span text:style-name="T1"><text:s text:c="5"/>Сокращенное наименование на русском языке: ООО "_</text:span><text:span text:style-name="T12">К</text:span><text:span text:style-name="T13">о</text:span><text:span text:style-name="T12">мпсерв к</text:span><text:span text:style-name="T13">о</text:span><text:span text:style-name="T12">нсал</text:span><text:span text:style-name="T13">ти</text:span><text:span text:style-name="T12">нг</text:span><text:span text:style-name="T1">__",</text:span></text:p>
      <text:p text:style-name="P2"><text:span text:style-name="T1"><text:s text:c="5"/>Полное наименование на белорусском языке:</text:span></text:p>
      <text:p text:style-name="P3"><text:soft-page-break/><text:span text:style-name="T1"><text:s text:c="5"/>Таварыства з абмежаванай адказнасцю "__</text:span><text:span text:style-name="T12">К</text:span><text:span text:style-name="T13">а</text:span><text:span text:style-name="T12">мпсерв к</text:span><text:span text:style-name="T13">а</text:span><text:span text:style-name="T12">нсал</text:span><text:span text:style-name="T13">цi</text:span><text:span text:style-name="T12">нг</text:span><text:span text:style-name="T1">_",</text:span></text:p>
      <text:p text:style-name="P2"><text:span text:style-name="T1"><text:s text:c="5"/>Сокращенное <text:s text:c="3"/>наименование <text:s text:c="2"/>на <text:s text:c="3"/>белорусском <text:s text:c="2"/>языке: <text:s text:c="3"/>ТАА</text:span></text:p>
      <text:p text:style-name="P3"><text:span text:style-name="T1">"__</text:span><text:span text:style-name="T12">К</text:span><text:span text:style-name="T13">а</text:span><text:span text:style-name="T12">мпсерв к</text:span><text:span text:style-name="T13">а</text:span><text:span text:style-name="T12">нсал</text:span><text:span text:style-name="T13">цi</text:span><text:span text:style-name="T12">нг</text:span><text:span text:style-name="T1">_".</text:span></text:p>
      <text:p text:style-name="P2"><text:span text:style-name="T1"><text:s text:c="5"/>1.4. <text:s/>Местонахождение <text:s text:c="2"/>Общества: <text:s text:c="3"/>Республика <text:s/>Беларусь, <text:s text:c="2"/>г.</text:span></text:p>
      <text:p text:style-name="P2"><text:span text:style-name="T1">_</text:span><text:span text:style-name="T2">Минск</text:span><text:span text:style-name="T1">__, </text:span><text:span text:style-name="T2">проспект</text:span><text:span text:style-name="T1"> _</text:span><text:span text:style-name="T2">Держинского</text:span><text:span text:style-name="T1">_, дом </text:span><text:span text:style-name="T2">101</text:span><text:span text:style-name="T1">_ </text:span><text:span text:style-name="T2">корпус 2</text:span><text:span text:style-name="T1">.</text:span></text:p>
      <text:p text:style-name="P2"><text:span text:style-name="T1"><text:s text:c="5"/>1.5. Общество <text:s text:c="2"/>является <text:s text:c="2"/>юридическим <text:s/>лицом <text:s/>и <text:s/>действует <text:s/>на</text:span></text:p>
      <text:p text:style-name="P2"><text:span text:style-name="T1">основании <text:s text:c="2"/>законодательства <text:s text:c="2"/>Республики <text:s/>Беларусь <text:s text:c="2"/>и <text:s text:c="2"/>настоящего</text:span></text:p>
      <text:p text:style-name="P2"><text:span text:style-name="T1">Устава.</text:span></text:p>
      <text:p text:style-name="P2"><text:span text:style-name="T1"><text:s text:c="5"/>1.6. Имущество <text:s text:c="2"/>Общества <text:s text:c="2"/>является <text:s/>собственностью <text:s/>Общества.</text:span></text:p>
      <text:p text:style-name="P2"><text:span text:style-name="T1">Общество <text:s/>несет <text:s text:c="2"/>ответственность <text:s text:c="2"/>по <text:s/>своим <text:s/>обязательствам <text:s/>любым</text:span></text:p>
      <text:p text:style-name="P2"><text:span text:style-name="T1">принадлежащим ему имуществом.</text:span></text:p>
      <text:p text:style-name="P2"><text:span text:style-name="T1"><text:s text:c="5"/>1.7. Участники <text:s text:c="2"/>Общества <text:s text:c="2"/>не <text:s text:c="2"/>отвечают <text:s text:c="2"/>по <text:s text:c="2"/>обязательствам</text:span></text:p>
      <text:p text:style-name="P2"><text:span text:style-name="T1">Общества, а Общество <text:s/>не отвечает <text:s/>по обязательствам Участников, <text:s/>за</text:span></text:p>
      <text:p text:style-name="P2"><text:span text:style-name="T1">исключением случаев, <text:s/>предусмотренных <text:s/>законодательством и настоящим</text:span></text:p>
      <text:p text:style-name="P2"><text:span text:style-name="T1">Уставом.</text:span></text:p>
      <text:p text:style-name="P2"><text:span text:style-name="T1"><text:s text:c="5"/>1.8. Если <text:s text:c="3"/>экономическая <text:s text:c="3"/>несостоятельность <text:s text:c="2"/>(банкротство)</text:span></text:p>
      <text:p text:style-name="P2"><text:span text:style-name="T1">Общества <text:s/>вызвана <text:s/>Участниками или <text:s/>другими <text:s/>лицами, <text:s/>которые <text:s/>имеют</text:span></text:p>
      <text:p text:style-name="P2"><text:span text:style-name="T1">право <text:s/>давать <text:s/>обязательные для Общества указания либо иным <text:s/>образом</text:span></text:p>
      <text:p text:style-name="P2"><text:span text:style-name="T1">определять <text:s/>его <text:s/>действия, на таких <text:s/>лиц <text:s/>в <text:s/>случае <text:s/>недостаточности</text:span></text:p>
      <text:p text:style-name="P2"><text:span text:style-name="T1">имущества <text:s text:c="3"/>Общества <text:s text:c="4"/>может <text:s text:c="3"/>быть <text:s text:c="3"/>возложена <text:s text:c="3"/>субсидиарная</text:span></text:p>
      <text:p text:style-name="P2"><text:span text:style-name="T1">ответственность <text:s/>по <text:s/>обязательствам Общества. <text:s/>В <text:s/>случае <text:s/>ликвидации</text:span></text:p>
      <text:p text:style-name="P2"><text:span text:style-name="T1">Общества на <text:s/>его <text:s/>Участников или других <text:s/>лиц, <text:s/>которые <text:s/>имеют <text:s/>право</text:span></text:p>
      <text:p text:style-name="P2"><text:span text:style-name="T1">давать <text:s text:c="2"/>обязательные <text:s text:c="2"/>для <text:s/>Общества <text:s/>указания <text:s/>либо <text:s/>иным <text:s/>образом</text:span></text:p>
      <text:p text:style-name="P2"><text:span text:style-name="T1">определять его действия, <text:s/>по <text:s/>решению хозяйственного суда может быть</text:span></text:p>
      <text:p text:style-name="P2"><text:span text:style-name="T1">возложена <text:s/>первоначальная <text:s/>субсидиарная <text:s/>ответственность <text:s/>по <text:s/>долгам</text:span></text:p>
      <text:p text:style-name="P2"><text:span text:style-name="T1">перед бюджетом.</text:span></text:p>
      <text:p text:style-name="P2"><text:span text:style-name="T1"><text:s text:c="5"/>1.9. Общество имеет <text:s/>право создавать <text:s/>унитарные <text:s/>предприятия <text:s/>с</text:span></text:p>
      <text:p text:style-name="P2"><text:span text:style-name="T1">правами юридического <text:s/>лица, <text:s/>открывать филиалы и представительства в</text:span></text:p>
      <text:p text:style-name="P2"><text:span text:style-name="T1">Республике Беларусь <text:s/>и <text:s/>за ее пределами, участвовать <text:s/>в <text:s/>акционерных</text:span></text:p>
      <text:p text:style-name="P2"><text:span text:style-name="T1">обществах, <text:s text:c="2"/>обществах <text:s text:c="2"/>с <text:s/>ограниченной <text:s/>ответственностью <text:s/>и <text:s text:c="2"/>иных</text:span></text:p>
      <text:p text:style-name="P2"><text:span text:style-name="T1">хозяйственных обществах <text:s/>и <text:s/>товариществах, а также в объединениях <text:s/>и</text:span></text:p>
      <text:p text:style-name="P2"><text:span text:style-name="T1">в иных юридических лицах.</text:span></text:p>
      <text:p text:style-name="P1"/>
      <text:p text:style-name="P2"><text:span text:style-name="T1"><text:s text:c="12"/>Статья 2. ПРЕДМЕТ И ЦЕЛИ ДЕЯТЕЛЬНОСТИ ОБЩЕСТВА</text:span></text:p>
      <text:p text:style-name="P1"/>
      <text:p text:style-name="P2"><text:span text:style-name="T1"><text:s text:c="5"/>2.1. Основными целями деятельности Общества являются:</text:span></text:p>
      <text:p text:style-name="P2"><text:span text:style-name="T1"><text:s text:c="5"/>2.1.1. Осуществление хозяйственной <text:s/>деятельности, <text:s/>направленной</text:span></text:p>
      <text:p text:style-name="P2"><text:span text:style-name="T1">на извлечение прибыли,</text:span></text:p>
      <text:p text:style-name="P2"><text:span text:style-name="T1"><text:s text:c="5"/>2.2.2. ________________________________________________________</text:span></text:p>
      <text:p text:style-name="P2"><text:span text:style-name="T1">___________________________________________________________________,</text:span></text:p>
      <text:p text:style-name="P2"><text:span text:style-name="T1"><text:s text:c="5"/>2.2.3. ________________________________________________________</text:span></text:p>
      <text:p text:style-name="P2"><text:span text:style-name="T1">___________________________________________________________________,</text:span></text:p>
      <text:p text:style-name="P2"><text:span text:style-name="T1">___________________________________________________________________.</text:span></text:p>
      <text:p text:style-name="P2"><text:span text:style-name="T1"><text:s text:c="5"/>2.3. Для достижения <text:s/>уставных <text:s/>целей <text:s/>Общество <text:s/>осуществляет <text:s/>в</text:span></text:p>
      <text:p text:style-name="P2"><text:span text:style-name="T1">соответствии <text:s/>с <text:s text:c="2"/>законодательством <text:s/>Республики <text:s/>Беларусь <text:s/>следующие</text:span></text:p>
      <text:p text:style-name="P2"><text:span text:style-name="T1">виды <text:s text:c="2"/>деятельности <text:s text:c="3"/>(дается <text:s text:c="2"/>перечень <text:s text:c="2"/>видов <text:s text:c="2"/>деятельности <text:s text:c="2"/>в</text:span></text:p>
      <text:p text:style-name="P2"><text:span text:style-name="T1">соответствии <text:s text:c="3"/>с <text:s text:c="3"/>Общегосударственным <text:s text:c="3"/>классификатором <text:s text:c="3"/>видов</text:span></text:p>
      <text:p text:style-name="P2"><text:span text:style-name="T1">экономической деятельности с указанием их кодов):</text:span></text:p>
      <text:p text:style-name="P4"><text:span text:style-name="T1"><text:s text:c="5"/>2.3.1. _</text:span><text:span text:style-name="T3">J </text:span><text:span text:style-name="T14">62010 </text:span><text:span text:style-name="T15">Деятельность в области компьютерного программирования</text:span><text:span text:style-name="T1">________________________________________________,</text:span></text:p>
      <text:p text:style-name="P4"><text:span text:style-name="T1"><text:s text:c="5"/>2.3.2. _</text:span><text:span text:style-name="T3">J 62020 </text:span><text:span text:style-name="T15">Консультационные услуги в области компьютерных технологий</text:span><text:span text:style-name="T1">_______________________________________________________,</text:span></text:p>
      <text:p text:style-name="P2"><text:span text:style-name="T1">___________________________________________________________________,</text:span></text:p>
      <text:p text:style-name="P2"><text:span text:style-name="T1">___________________________________________________________________.</text:span></text:p>
      <text:p text:style-name="P2"><text:span text:style-name="T1"><text:s text:c="5"/>2.3. Виды <text:s text:c="2"/>деятельности, <text:s text:c="2"/>подлежащие <text:s/>лицензированию, <text:s text:c="2"/>могут</text:span></text:p>
      <text:p text:style-name="P2"><text:span text:style-name="T1">осуществляться <text:s/>Обществом <text:s/>только <text:s/>после <text:s/>получения <text:s/>соответствующих</text:span></text:p>
      <text:p text:style-name="P2"><text:span text:style-name="T1">лицензий.</text:span></text:p>
      <text:p text:style-name="P2"><text:span text:style-name="T1"><text:s text:c="5"/>2.4. Общество <text:s/>имеет <text:s text:c="2"/>право <text:s/>осуществлять <text:s/>внешнеэкономическую</text:span></text:p>
      <text:p text:style-name="P2"><text:soft-page-break/><text:span text:style-name="T1">деятельность <text:s text:c="2"/>в <text:s text:c="3"/>порядке, <text:s text:c="3"/>предусмотренном <text:s text:c="3"/>законодательством</text:span></text:p>
      <text:p text:style-name="P2"><text:span text:style-name="T1">Республики Беларусь.</text:span></text:p>
      <text:p text:style-name="P1"/>
      <text:p text:style-name="P2"><text:span text:style-name="T1"><text:s text:c="19"/>Статья 3. УЧАСТНИКИ ОБЩЕСТВА</text:span></text:p>
      <text:p text:style-name="P1"/>
      <text:p text:style-name="P2"><text:span text:style-name="T1"><text:s text:c="5"/>3.1. <text:s/>Участники <text:s text:c="3"/>Общества <text:s text:c="3"/>имеют <text:s text:c="2"/>права, <text:s text:c="2"/>предусмотренные</text:span></text:p>
      <text:p text:style-name="P2"><text:span text:style-name="T1">законодательством и <text:s/>учредительными <text:s/>документами, в том числе право:</text:span></text:p>
      <text:p text:style-name="P2"><text:span text:style-name="T1"><text:s text:c="5"/>3.1.1. участвовать в <text:s/>управлении <text:s/>делами <text:s/>Общества <text:s/>в <text:s/>порядке,</text:span></text:p>
      <text:p text:style-name="P2"><text:span text:style-name="T1">определяемом настоящим Уставом;</text:span></text:p>
      <text:p text:style-name="P2"><text:span text:style-name="T1"><text:s text:c="5"/>3.1.2. получать часть прибыли от деятельности Общества;</text:span></text:p>
      <text:p text:style-name="P2"><text:span text:style-name="T1"><text:s text:c="5"/>3.1.3. получать часть имущества при ликвидации Общества;</text:span></text:p>
      <text:p text:style-name="P2"><text:span text:style-name="T1"><text:s text:c="5"/>3.1.4. получать информацию <text:s text:c="2"/>о <text:s/>деятельности <text:s/>Общества, <text:s/>в <text:s/>том</text:span></text:p>
      <text:p text:style-name="P2"><text:span text:style-name="T1">числе знакомиться с <text:s/>данными <text:s/>бухгалтерского учета <text:s/>и <text:s/>отчетности <text:s/>и</text:span></text:p>
      <text:p text:style-name="P2"><text:span text:style-name="T1">другой <text:s/>документацией <text:s/>в <text:s text:c="2"/>порядке, <text:s/>установленном <text:s/>Общим <text:s/>собранием</text:span></text:p>
      <text:p text:style-name="P2"><text:span text:style-name="T1">участников.</text:span></text:p>
      <text:p text:style-name="P2"><text:span text:style-name="T1"><text:s text:c="5"/>3.2. Участники обязаны:</text:span></text:p>
      <text:p text:style-name="P2"><text:span text:style-name="T1"><text:s text:c="5"/>3.2.1. соблюдать <text:s/>требования <text:s text:c="2"/>настоящего <text:s/>Устава <text:s/>и <text:s/>исполнять</text:span></text:p>
      <text:p text:style-name="P2"><text:span text:style-name="T1">решения Общего собрания участников Общества;</text:span></text:p>
      <text:p text:style-name="P2"><text:span text:style-name="T1"><text:s text:c="5"/>3.2.2. <text:s/>не <text:s text:c="3"/>разглашать <text:s text:c="3"/>конфиденциальную <text:s text:c="3"/>информацию <text:s text:c="3"/>о</text:span></text:p>
      <text:p text:style-name="P2"><text:span text:style-name="T1">деятельности Общества;</text:span></text:p>
      <text:p text:style-name="P2"><text:span text:style-name="T1"><text:s text:c="5"/>3.2.3. вносить <text:s text:c="2"/>вклады <text:s text:c="2"/>в <text:s/>порядке, <text:s/>размере <text:s text:c="2"/>и <text:s text:c="2"/>способами,</text:span></text:p>
      <text:p text:style-name="P2"><text:span text:style-name="T1">предусмотренными учредительными документами;</text:span></text:p>
      <text:p text:style-name="P2"><text:span text:style-name="T1"><text:s text:c="5"/>3.2.4. <text:s/>выполнять <text:s text:c="3"/>иные <text:s text:c="4"/>обязательства, <text:s text:c="3"/>предусмотренные</text:span></text:p>
      <text:p text:style-name="P2"><text:span text:style-name="T1">законодательством и настоящим Уставом.</text:span></text:p>
      <text:p text:style-name="P2"><text:span text:style-name="T1"><text:s text:c="5"/>3.3. Прекращение членства <text:s/>Участника в <text:s/>Обществе <text:s/>происходит <text:s/>в</text:span></text:p>
      <text:p text:style-name="P2"><text:span text:style-name="T1">случаях:</text:span></text:p>
      <text:p text:style-name="P2"><text:span text:style-name="T1"><text:s text:c="5"/>3.3.1. перехода доли <text:s/>Участника в <text:s/>уставном <text:s/>фонде <text:s/>Общества <text:s/>к</text:span></text:p>
      <text:p text:style-name="P2"><text:span text:style-name="T1">другому <text:s/>лицу <text:s text:c="2"/>в <text:s text:c="2"/>порядке, <text:s/>определяемом <text:s text:c="2"/>настоящим <text:s text:c="2"/>Уставом <text:s text:c="2"/>и</text:span></text:p>
      <text:p text:style-name="P2"><text:span text:style-name="T1">законодательством;</text:span></text:p>
      <text:p text:style-name="P2"><text:span text:style-name="T1"><text:s text:c="5"/>3.3.2. выхода Участника из Общества;</text:span></text:p>
      <text:p text:style-name="P2"><text:span text:style-name="T1"><text:s text:c="5"/>3.3.3. исключения <text:s text:c="2"/>Участника <text:s text:c="2"/>из <text:s/>Общества <text:s/>в <text:s/>случае, <text:s text:c="2"/>если</text:span></text:p>
      <text:p text:style-name="P2"><text:span text:style-name="T1">Участник систематически <text:s text:c="2"/>не <text:s text:c="2"/>выполняет <text:s/>или <text:s/>ненадлежащим <text:s/>образом</text:span></text:p>
      <text:p text:style-name="P2"><text:span text:style-name="T1">исполняет <text:s/>свои <text:s/>обязательства либо препятствует <text:s/>своими <text:s/>действиями</text:span></text:p>
      <text:p text:style-name="P2"><text:span text:style-name="T1">достижению целей Общества.</text:span></text:p>
      <text:p text:style-name="P2"><text:span text:style-name="T1"><text:s text:c="5"/>3.4. В случае <text:s/>выхода или исключения Участника из Общества <text:s/>ему</text:span></text:p>
      <text:p text:style-name="P2"><text:span text:style-name="T1">выплачивается стоимость <text:s/>части <text:s/>имущества Общества, <text:s/>соответствующая</text:span></text:p>
      <text:p text:style-name="P2"><text:span text:style-name="T1">доле этого Участника в <text:s/>уставном <text:s/>фонде (учредительными <text:s/>документами</text:span></text:p>
      <text:p text:style-name="P2"><text:span text:style-name="T1">может <text:s/>быть <text:s text:c="2"/>предусмотрено <text:s text:c="3"/>иное), <text:s text:c="2"/>а <text:s text:c="2"/>также <text:s text:c="2"/>часть <text:s text:c="2"/>прибыли,</text:span></text:p>
      <text:p text:style-name="P2"><text:span text:style-name="T1">приходящаяся <text:s/>на <text:s/>его долю. По соглашению <text:s/>выбывающего <text:s/>Участника <text:s/>с</text:span></text:p>
      <text:p text:style-name="P2"><text:span text:style-name="T1">остальными <text:s/>Участниками <text:s/>выплата ему стоимости имущества может <text:s/>быть</text:span></text:p>
      <text:p text:style-name="P2"><text:span text:style-name="T1">заменена <text:s/>выдачей <text:s text:c="2"/>имущества <text:s/>в <text:s/>натуре. <text:s/>Причитающаяся <text:s/>выходящему</text:span></text:p>
      <text:p text:style-name="P2"><text:span text:style-name="T1">(исключаемому) <text:s/>Участнику <text:s/>часть имущества Общества или ее стоимость</text:span></text:p>
      <text:p text:style-name="P2"><text:span text:style-name="T1">определяется <text:s text:c="2"/>по <text:s text:c="2"/>балансу, <text:s/>составленному <text:s/>на <text:s/>момент <text:s/>выбытия, <text:s/>а</text:span></text:p>
      <text:p text:style-name="P2"><text:span text:style-name="T1">причитающаяся <text:s/>часть <text:s/>прибыли - на момент расчета. Выплата стоимости</text:span></text:p>
      <text:p text:style-name="P2"><text:span text:style-name="T1">доли <text:s/>или <text:s text:c="2"/>выдача <text:s text:c="2"/>другого <text:s/>имущества <text:s/>выходящему <text:s text:c="2"/>(исключаемому)</text:span></text:p>
      <text:p text:style-name="P2"><text:span text:style-name="T1">Участнику <text:s/>производится <text:s text:c="2"/>по <text:s/>окончании <text:s/>финансового <text:s/>года <text:s/>и <text:s/>после</text:span></text:p>
      <text:p text:style-name="P2"><text:span text:style-name="T1">утверждения отчета за <text:s/>год, <text:s/>в котором <text:s/>он <text:s/>вышел <text:s/>или <text:s/>исключен <text:s/>из</text:span></text:p>
      <text:p text:style-name="P2"><text:span text:style-name="T1">Общества, в срок <text:s/>до <text:s/>12 месяцев со дня подачи <text:s/>заявления <text:s/>о <text:s/>выходе</text:span></text:p>
      <text:p text:style-name="P2"><text:span text:style-name="T1">или <text:s/>принятия <text:s/>решения <text:s/>об <text:s/>исключении <text:s/>(учредительными <text:s/>документами</text:span></text:p>
      <text:p text:style-name="P2"><text:span text:style-name="T1">может быть предусмотрено иное).</text:span></text:p>
      <text:p text:style-name="P1"/>
      <text:p text:style-name="P2"><text:span text:style-name="T1"><text:s text:c="22"/>Статья 4. УСТАВНЫЙ ФОНД</text:span></text:p>
      <text:p text:style-name="P1"/>
      <text:p text:style-name="P2"><text:span text:style-name="T1"><text:s text:c="5"/>4.1. <text:s text:c="5"/>Уставный <text:s text:c="7"/>фонд <text:s text:c="7"/>Общества <text:s text:c="6"/>составляет</text:span></text:p>
      <text:p text:style-name="P2"><text:span text:style-name="T1">_________</text:span><text:span text:style-name="T4">100</text:span><text:span text:style-name="T1">____________________ рублей, <text:s/>что <text:s/>на момент регистрации</text:span></text:p>
      <text:p text:style-name="P2"><text:span text:style-name="T1">соответствует ______________________ минимальным <text:s/>заработным <text:s/>платам</text:span></text:p>
      <text:p text:style-name="P2"><text:span text:style-name="T1">(в <text:s/>минимальных <text:s/>зарплатах <text:s/>указывать <text:s text:c="3"/>размер <text:s text:c="2"/>уставного <text:s text:c="3"/>фонда</text:span></text:p>
      <text:p text:style-name="P2"><text:span text:style-name="T1">необязательно).</text:span></text:p>
      <text:p text:style-name="P2"><text:span text:style-name="T1"><text:s text:c="5"/>4.2. Уставный фонд Общества формируется Участниками в следующем</text:span></text:p>
      <text:p text:style-name="P2"><text:soft-page-break/><text:span text:style-name="T1">порядке (указать <text:s text:c="2"/>варианты: <text:s text:c="2"/>денежными <text:s/>средствами, <text:s/>в <text:s/>неденежной</text:span></text:p>
      <text:p text:style-name="P2"><text:span text:style-name="T1">форме):</text:span></text:p>
      <text:p text:style-name="P2"><text:span text:style-name="T1"><text:s text:c="5"/>1) _</text:span><text:span text:style-name="T4">денежными средствами</text:span><text:span text:style-name="T1">______ - _______________________</text:span><text:span text:style-name="T4">100</text:span><text:span text:style-name="T1">__,</text:span></text:p>
      <text:p text:style-name="P2"><text:span text:style-name="T1"><text:s text:c="5"/>2) ____________________________ - ____________________________,</text:span></text:p>
      <text:p text:style-name="P2"><text:span text:style-name="T1"><text:s text:c="5"/>3) ____________________________ - ____________________________,</text:span></text:p>
      <text:p text:style-name="P2"><text:span text:style-name="T1"><text:s text:c="5"/>4) ____________________________ - ____________________________,</text:span></text:p>
      <text:p text:style-name="P2"><text:span text:style-name="T1"><text:s text:c="5"/>5) ____________________________ - ____________________________,</text:span></text:p>
      <text:p text:style-name="P2"><text:span text:style-name="T1"><text:s text:c="5"/>4.3. Участники определили <text:s text:c="2"/>следующие <text:s text:c="2"/>размеры <text:s/>долей <text:s/>каждого</text:span></text:p>
      <text:p text:style-name="P2"><text:span text:style-name="T1">Участника в уставном фонде:</text:span></text:p>
      <text:p text:style-name="P2"><text:span text:style-name="T1"><text:s text:c="5"/>1) _</text:span><text:span text:style-name="T4">Точило Олег Вячеславович 100</text:span><text:span text:style-name="T1">__ - рублей - <text:s/>____________</text:span><text:span text:style-name="T4">100</text:span><text:span text:style-name="T1">__%</text:span></text:p>
      <text:p text:style-name="P2"><text:span text:style-name="T1"><text:s text:c="6"/>(указывается наименование учредителя -</text:span></text:p>
      <text:p text:style-name="P2"><text:span text:style-name="T1"><text:s text:c="6"/>юридического лица, <text:s/>либо фамилия, имя и</text:span></text:p>
      <text:p text:style-name="P2"><text:span text:style-name="T1"><text:s text:c="6"/>отчество учредителя - индивидуального</text:span></text:p>
      <text:p text:style-name="P2"><text:span text:style-name="T1"><text:s text:c="6"/>предпринимателя или физического лица)</text:span></text:p>
      <text:p text:style-name="P2"><text:span text:style-name="T1"><text:s text:c="6"/>уставного фонда;</text:span></text:p>
      <text:p text:style-name="P2"><text:span text:style-name="T1"><text:s text:c="5"/>2) _____________________________ - рублей - __________________%</text:span></text:p>
      <text:p text:style-name="P2"><text:span text:style-name="T1">уставного фонда;</text:span></text:p>
      <text:p text:style-name="P2"><text:span text:style-name="T1"><text:s text:c="5"/>3) _____________________________ - рублей - __________________%</text:span></text:p>
      <text:p text:style-name="P2"><text:span text:style-name="T1">уставного фонда;</text:span></text:p>
      <text:p text:style-name="P2"><text:span text:style-name="T1"><text:s text:c="5"/>4) _____________________________ - рублей - __________________%</text:span></text:p>
      <text:p text:style-name="P2"><text:span text:style-name="T1">уставного фонда;</text:span></text:p>
      <text:p text:style-name="P2"><text:span text:style-name="T1"><text:s text:c="5"/>5) _____________________________ - рублей - __________________%</text:span></text:p>
      <text:p text:style-name="P2"><text:span text:style-name="T1">уставного фонда.</text:span></text:p>
      <text:p text:style-name="P2"><text:span text:style-name="T1"><text:s text:c="5"/>4.3. Внесение <text:s/>денежного <text:s/>вклада <text:s text:c="2"/>Участником <text:s text:c="3"/>подтверждается</text:span></text:p>
      <text:p text:style-name="P2"><text:span text:style-name="T1">соответствующими <text:s/>документами, <text:s/>выданными <text:s text:c="2"/>банковским <text:s/>учреждением.</text:span></text:p>
      <text:p text:style-name="P2"><text:span text:style-name="T1">Достоверность <text:s/>оценки <text:s/>стоимости неденежного вклада в уставный <text:s/>фонд</text:span></text:p>
      <text:p text:style-name="P2"><text:span text:style-name="T1">Общества подтверждена актом экспертизы № ____</text:span><text:span text:style-name="T5">123</text:span><text:span text:style-name="T1">__ от __</text:span><text:span text:style-name="T5">01.01.2024</text:span><text:span text:style-name="T1">____.</text:span></text:p>
      <text:p text:style-name="P2"><text:span text:style-name="T1"><text:s text:c="5"/>4.4. Уставный фонд <text:s/>Общества должен быть на момент <text:s/>регистрации</text:span></text:p>
      <text:p text:style-name="P2"><text:span text:style-name="T1">Общества внесен <text:s/>Участниками не <text:s/>менее <text:s/>чем <text:s/>наполовину. <text:s/>Оставшаяся</text:span></text:p>
      <text:p text:style-name="P2"><text:span text:style-name="T1">часть уставного <text:s/>фонда <text:s/>Общества подлежит формированию Участниками в</text:span></text:p>
      <text:p text:style-name="P2"><text:span text:style-name="T1">течение первого <text:s/>года <text:s/>деятельности <text:s/>Общества. <text:s/>При <text:s/>нарушении <text:s/>этой</text:span></text:p>
      <text:p text:style-name="P2"><text:span text:style-name="T1">обязанности <text:s/>Общество <text:s/>должно либо объявить об уменьшении <text:s/>уставного</text:span></text:p>
      <text:p text:style-name="P2"><text:span text:style-name="T1">фонда и зарегистрировать <text:s/>его <text:s/>уменьшение в <text:s/>установленном <text:s/>порядке,</text:span></text:p>
      <text:p text:style-name="P2"><text:span text:style-name="T1">либо ликвидироваться.</text:span></text:p>
      <text:p text:style-name="P2"><text:span text:style-name="T1"><text:s text:c="5"/>4.5. Если <text:s text:c="2"/>по <text:s text:c="2"/>окончании <text:s/>второго <text:s/>или <text:s/>каждого <text:s/>последующего</text:span></text:p>
      <text:p text:style-name="P2"><text:span text:style-name="T1">финансового <text:s/>года <text:s/>стоимость чистых активов Общества окажется меньше</text:span></text:p>
      <text:p text:style-name="P2"><text:span text:style-name="T1">уставного <text:s/>фонда, Общество <text:s/>должно объявить об уменьшении <text:s/>уставного</text:span></text:p>
      <text:p text:style-name="P2"><text:span text:style-name="T1">фонда и зарегистрировать <text:s/>его <text:s/>уменьшение в <text:s/>установленном <text:s/>порядке.</text:span></text:p>
      <text:p text:style-name="P2"><text:span text:style-name="T1">Если стоимость <text:s/>указанных <text:s/>активов становится меньше <text:s/>установленного</text:span></text:p>
      <text:p text:style-name="P2"><text:span text:style-name="T1">законодательством <text:s text:c="3"/>Республики <text:s text:c="3"/>Беларусь <text:s text:c="2"/>минимального <text:s text:c="2"/>размера</text:span></text:p>
      <text:p text:style-name="P2"><text:span text:style-name="T1">уставного фонда, Общество подлежит ликвидации.</text:span></text:p>
      <text:p text:style-name="P2"><text:span text:style-name="T1"><text:s text:c="5"/>4.6. Доля Участника в имуществе <text:s/>Общества определяется, <text:s/>исходя</text:span></text:p>
      <text:p text:style-name="P2"><text:span text:style-name="T1">из фактически внесенного <text:s/>им <text:s/>вклада в уставный фонд. Стоимость доли</text:span></text:p>
      <text:p text:style-name="P2"><text:span text:style-name="T1">Участника <text:s/>в <text:s/>имуществе <text:s/>Общества <text:s/>определяется <text:s/>на <text:s/>основе <text:s/>баланса</text:span></text:p>
      <text:p text:style-name="P2"><text:span text:style-name="T1">Общества.</text:span></text:p>
      <text:p text:style-name="P2"><text:span text:style-name="T1"><text:s text:c="5"/>4.7. Общее собрание <text:s/>участников Общества может принять <text:s/>решение</text:span></text:p>
      <text:p text:style-name="P2"><text:span text:style-name="T1">об изменении (увеличении <text:s/>либо <text:s/>уменьшении) размера Уставного <text:s/>фонда</text:span></text:p>
      <text:p text:style-name="P2"><text:span text:style-name="T1">Общества.</text:span></text:p>
      <text:p text:style-name="P2"><text:span text:style-name="T1"><text:s text:c="5"/>4.8. Увеличение уставного <text:s text:c="2"/>фонда <text:s/>Общества <text:s/>допускается <text:s/>после</text:span></text:p>
      <text:p text:style-name="P2"><text:span text:style-name="T1">внесения всеми Участниками вкладов в полном объеме.</text:span></text:p>
      <text:p text:style-name="P2"><text:span text:style-name="T1"><text:s text:c="5"/>4.9. В случае принятия <text:s/>Общим собранием Участников <text:s/>решения <text:s/>об</text:span></text:p>
      <text:p text:style-name="P2"><text:span text:style-name="T1">увеличении <text:s/>уставного <text:s text:c="2"/>фонда <text:s text:c="2"/>Участники <text:s/>вносят <text:s/>в <text:s/>уставный <text:s/>фонд</text:span></text:p>
      <text:p text:style-name="P2"><text:span text:style-name="T1">дополнительные <text:s/>вклады <text:s text:c="2"/>пропорционально <text:s/>своим <text:s/>долям <text:s/>в <text:s/>имуществе</text:span></text:p>
      <text:p text:style-name="P2"><text:span text:style-name="T1">Общества, <text:s/>если <text:s text:c="2"/>иное <text:s text:c="2"/>не <text:s/>будет <text:s text:c="2"/>установлено <text:s text:c="2"/>Общим <text:s text:c="2"/>собранием</text:span></text:p>
      <text:p text:style-name="P2"><text:span text:style-name="T1">Участников.</text:span></text:p>
      <text:p text:style-name="P2"><text:span text:style-name="T1"><text:s text:c="5"/>4.10. Уменьшение уставного <text:s/>фонда <text:s/>Общества <text:s/>допускается <text:s/>после</text:span></text:p>
      <text:p text:style-name="P2"><text:span text:style-name="T1">уведомления всех <text:s/>его <text:s/>кредиторов. Последние вправе <text:s/>в <text:s/>этом <text:s/>случае</text:span></text:p>
      <text:p text:style-name="P2"><text:span text:style-name="T1">требовать <text:s/>досрочного <text:s/>прекращения <text:s/>или <text:s/>исполнения <text:s/>соответствующих</text:span></text:p>
      <text:p text:style-name="P2"><text:span text:style-name="T1">обязательств Общества и возмещения им убытков.</text:span></text:p>
      <text:p text:style-name="P2"><text:soft-page-break/><text:span text:style-name="T1"><text:s text:c="5"/>4.11. Участник <text:s text:c="2"/>Общества <text:s text:c="2"/>вправе <text:s/>продать <text:s/>или <text:s/>иным <text:s/>образом</text:span></text:p>
      <text:p text:style-name="P2"><text:span text:style-name="T1">уступить <text:s text:c="2"/>свою <text:s text:c="2"/>долю <text:s/>в <text:s/>уставном <text:s/>фонде <text:s/>Общества <text:s/>или <text:s/>ее <text:s/>часть</text:span></text:p>
      <text:p text:style-name="P2"><text:span text:style-name="T1">одному <text:s/>или <text:s text:c="2"/>нескольким <text:s text:c="2"/>Участникам <text:s/>Общества. <text:s text:c="2"/>Участник <text:s text:c="2"/>вправе</text:span></text:p>
      <text:p text:style-name="P2"><text:span text:style-name="T1">произвести отчуждение своей <text:s/>доли <text:s/>(ее части) третьим лицам (уставом</text:span></text:p>
      <text:p text:style-name="P2"><text:span text:style-name="T1">Общества могут быть <text:s/>предусмотрены <text:s/>ограничения права на <text:s/>отчуждение</text:span></text:p>
      <text:p text:style-name="P2"><text:span text:style-name="T1">Участником своей доли третьим лицам).</text:span></text:p>
      <text:p text:style-name="P2"><text:span text:style-name="T1"><text:s text:c="5"/>4.12. Участники Общества <text:s text:c="2"/>пользуются <text:s/>преимущественным <text:s/>правом</text:span></text:p>
      <text:p text:style-name="P2"><text:span text:style-name="T1">покупки <text:s/>доли Участника (ее <text:s/>части) пропорционально <text:s/>размерам <text:s/>своих</text:span></text:p>
      <text:p text:style-name="P2"><text:span text:style-name="T1">долей <text:s/>(Уставом <text:s/>Общества <text:s/>или <text:s/>соглашением <text:s/>Участников <text:s/>может <text:s/>быть</text:span></text:p>
      <text:p text:style-name="P2"><text:span text:style-name="T1">предусмотрен <text:s/>иной <text:s/>порядок осуществления <text:s/>этого <text:s/>права). <text:s/>В <text:s/>случае</text:span></text:p>
      <text:p text:style-name="P2"><text:span text:style-name="T1">если Участники <text:s/>Общества <text:s/>не <text:s/>воспользуются <text:s/>своим <text:s/>преимущественным</text:span></text:p>
      <text:p text:style-name="P2"><text:span text:style-name="T1">правом в течение месяца <text:s/>со <text:s/>дня извещения <text:s/>(иной <text:s/>срок <text:s/>может <text:s/>быть</text:span></text:p>
      <text:p text:style-name="P2"><text:span text:style-name="T1">предусмотрен <text:s/>уставом Общества <text:s/>или <text:s/>соглашением <text:s/>Участников), <text:s/>доля</text:span></text:p>
      <text:p text:style-name="P2"><text:span text:style-name="T1">Участника <text:s/>может <text:s/>быть <text:s/>отчуждена <text:s/>третьему <text:s/>лицу. <text:s/>(Если <text:s/>в <text:s/>Уставе</text:span></text:p>
      <text:p text:style-name="P2"><text:span text:style-name="T1">Общества <text:s/>предусмотрен <text:s/>запрет <text:s/>на <text:s/>отчуждение <text:s/>доли <text:s/>Участника <text:s/>(ее</text:span></text:p>
      <text:p text:style-name="P2"><text:span text:style-name="T1">части) третьим <text:s/>лицам, а <text:s/>другие Участники Общества <text:s/>от <text:s/>ее <text:s/>покупки</text:span></text:p>
      <text:p text:style-name="P2"><text:span text:style-name="T1">отказываются, <text:s text:c="2"/>согласно <text:s text:c="2"/>требованиям <text:s text:c="2"/>законодательства <text:s text:c="2"/>Общество</text:span></text:p>
      <text:p text:style-name="P2"><text:span text:style-name="T1">обязано <text:s/>выплатить <text:s text:c="2"/>Участнику <text:s text:c="2"/>ее <text:s/>действительную <text:s/>стоимость <text:s/>либо</text:span></text:p>
      <text:p text:style-name="P2"><text:span text:style-name="T1">выдать ему в натуре имущество, соответствующее такой стоимости.)</text:span></text:p>
      <text:p text:style-name="P2"><text:span text:style-name="T1"><text:s text:c="5"/>4.13. Доля Участника <text:s/>Общества может быть отчуждена <text:s/>до <text:s/>полной</text:span></text:p>
      <text:p text:style-name="P2"><text:span text:style-name="T1">ее оплаты лишь в той части, в которой она уже оплачена.</text:span></text:p>
      <text:p text:style-name="P2"><text:span text:style-name="T1"><text:s text:c="5"/>4.14. В случае приобретения <text:s/>доли Участника <text:s/>(ее <text:s/>части) <text:s/>самим</text:span></text:p>
      <text:p text:style-name="P2"><text:span text:style-name="T1">Обществом оно обязано <text:s/>реализовать <text:s/>ее другим Участникам или третьим</text:span></text:p>
      <text:p text:style-name="P2"><text:span text:style-name="T1">лицам в сроки и <text:s/>порядке, <text:s/>предусмотренные <text:s/>законодательством, <text:s/>либо</text:span></text:p>
      <text:p text:style-name="P2"><text:span text:style-name="T1">уменьшить свой уставный фонд в соответствии с законодательством.</text:span></text:p>
      <text:p text:style-name="P2"><text:span text:style-name="T1"><text:s text:c="5"/>4.15. Доли в <text:s/>уставном фонде Общества переходят <text:s/>к <text:s/>наследникам</text:span></text:p>
      <text:p text:style-name="P2"><text:span text:style-name="T1">граждан <text:s/>и <text:s text:c="2"/>к <text:s text:c="3"/>правопреемникам <text:s text:c="3"/>юридических <text:s text:c="2"/>лиц, <text:s text:c="2"/>являвшихся</text:span></text:p>
      <text:p text:style-name="P2"><text:span text:style-name="T1">Участниками Общества (Уставом <text:s/>Общества <text:s/>может <text:s/>быть <text:s/>предусмотрено,</text:span></text:p>
      <text:p text:style-name="P2"><text:span text:style-name="T1">что <text:s/>такой <text:s text:c="2"/>переход <text:s text:c="2"/>допускается <text:s/>только <text:s/>с <text:s text:c="2"/>согласия <text:s text:c="2"/>остальных</text:span></text:p>
      <text:p text:style-name="P2"><text:span text:style-name="T1">Участников <text:s/>Общества. При <text:s/>этом отказ в <text:s/>согласии <text:s/>на <text:s/>переход <text:s/>доли</text:span></text:p>
      <text:p text:style-name="P2"><text:span text:style-name="T1">влечет <text:s text:c="4"/>обязанность <text:s text:c="5"/>Общества <text:s text:c="5"/>выплатить <text:s text:c="5"/>наследникам</text:span></text:p>
      <text:p text:style-name="P2"><text:span text:style-name="T1">(правопреемникам) Участника <text:s/>ее <text:s/>действительную стоимость или выдать</text:span></text:p>
      <text:p text:style-name="P2"><text:span text:style-name="T1">им в натуре имущество <text:s/>на <text:s/>такую стоимость в порядке и на <text:s/>условиях,</text:span></text:p>
      <text:p text:style-name="P2"><text:span text:style-name="T1">предусмотренных <text:s text:c="3"/>законодательством <text:s/>и <text:s/>учредительными <text:s/>документами</text:span></text:p>
      <text:p text:style-name="P2"><text:span text:style-name="T1">Общества).</text:span></text:p>
      <text:p text:style-name="P1"/>
      <text:p text:style-name="P2"><text:span text:style-name="T1"><text:s text:c="18"/>Статья 5. ПОРЯДОК ОБРАЗОВАНИЯ ИМУЩЕСТВА</text:span></text:p>
      <text:p text:style-name="P2"><text:span text:style-name="T1"><text:s text:c="21"/>И РАСПРЕДЕЛЕНИЯ ПРИБЫЛИ ОБЩЕСТВА</text:span></text:p>
      <text:p text:style-name="P1"/>
      <text:p text:style-name="P2"><text:span text:style-name="T1"><text:s text:c="5"/>5.1. Имущество Общества <text:s/>составляют основные фонды и <text:s/>оборотные</text:span></text:p>
      <text:p text:style-name="P2"><text:span text:style-name="T1">средства, а также <text:s/>иные <text:s/>ценности, стоимость <text:s/>которых <text:s/>отражается <text:s/>в</text:span></text:p>
      <text:p text:style-name="P2"><text:span text:style-name="T1">балансе Общества.</text:span></text:p>
      <text:p text:style-name="P2"><text:span text:style-name="T1"><text:s text:c="5"/>5.2. Источниками <text:s/>формирования <text:s text:c="2"/>имущества <text:s/>Общества <text:s/>являются:</text:span></text:p>
      <text:p text:style-name="P2"><text:span text:style-name="T1">денежные и неденежные <text:s/>вклады <text:s text:c="2"/>Участников; <text:s/>доходы, <text:s/>полученные <text:s/>от</text:span></text:p>
      <text:p text:style-name="P2"><text:span text:style-name="T1">реализации <text:s text:c="2"/>продукции, <text:s text:c="3"/>работ, <text:s text:c="2"/>услуг <text:s text:c="2"/>а <text:s text:c="2"/>также <text:s text:c="2"/>иных <text:s text:c="2"/>видов</text:span></text:p>
      <text:p text:style-name="P2"><text:span text:style-name="T1">хозяйственной деятельности; <text:s/>доходы <text:s/>от ценных бумаг; кредиты банков</text:span></text:p>
      <text:p text:style-name="P2"><text:span text:style-name="T1">и <text:s text:c="2"/>других <text:s text:c="3"/>кредиторов; <text:s text:c="2"/>иные <text:s text:c="4"/>источники, <text:s text:c="3"/>не <text:s text:c="3"/>запрещенные</text:span></text:p>
      <text:p text:style-name="P2"><text:span text:style-name="T1">законодательством Республики Беларусь.</text:span></text:p>
      <text:p text:style-name="P2"><text:span text:style-name="T1"><text:s text:c="5"/>5.3. Часть чистой <text:s/>прибыли, оставшейся в распоряжении <text:s/>Общества</text:span></text:p>
      <text:p text:style-name="P2"><text:span text:style-name="T1">после уплаты налогов <text:s/>и <text:s/>иных платежей <text:s/>в <text:s/>бюджет, <text:s/>направляется <text:s/>на</text:span></text:p>
      <text:p text:style-name="P2"><text:span text:style-name="T1">выплату <text:s/>Участникам <text:s text:c="2"/>Общества <text:s/>в <text:s/>размере, <text:s/>определяемом <text:s/>в <text:s/>каждом</text:span></text:p>
      <text:p text:style-name="P2"><text:span text:style-name="T1">случае <text:s/>Общим <text:s/>собранием Участников. <text:s/>Данная <text:s/>часть <text:s/>чистой <text:s/>прибыли</text:span></text:p>
      <text:p text:style-name="P2"><text:span text:style-name="T1">распределяется <text:s/>между <text:s/>Участниками <text:s/>в <text:s/>порядке, <text:s/>определяемом <text:s/>Общим</text:span></text:p>
      <text:p text:style-name="P2"><text:span text:style-name="T1">собранием участников. Перечисление <text:s/>части <text:s/>прибыли каждому Участнику</text:span></text:p>
      <text:p text:style-name="P2"><text:span text:style-name="T1">производится <text:s/>не <text:s/>позднее <text:s/>_</text:span><text:span text:style-name="T11">трёх секунд</text:span><text:span text:style-name="T1">__ <text:s/>с <text:s/>даты <text:s/>принятия <text:s/>Общим</text:span></text:p>
      <text:p text:style-name="P2"><text:span text:style-name="T1">собранием участников <text:s/>решения о <text:s/>распределении <text:s/>прибыли. <text:s/>Оставшаяся</text:span></text:p>
      <text:p text:style-name="P2"><text:span text:style-name="T1">сумма чистой прибыли идет на формирование фондов Общества.</text:span></text:p>
      <text:p text:style-name="P2"><text:span text:style-name="T1"><text:s text:c="5"/>5.4. Общее собрание <text:s/>участников <text:s/>Общества <text:s/>формирует <text:s/>следующие</text:span></text:p>
      <text:p text:style-name="P2"><text:span text:style-name="T1">фонды Общества:</text:span></text:p>
      <text:p text:style-name="P2"><text:soft-page-break/><text:span text:style-name="T1"><text:s text:c="5"/>- накопления;</text:span></text:p>
      <text:p text:style-name="P2"><text:span text:style-name="T1"><text:s text:c="5"/>- потребления;</text:span></text:p>
      <text:p text:style-name="P2"><text:span text:style-name="T1"><text:s text:c="5"/>- резервный;</text:span></text:p>
      <text:p text:style-name="P2"><text:span text:style-name="T1"><text:s text:c="5"/>- иные фонды.</text:span></text:p>
      <text:p text:style-name="P2"><text:span text:style-name="T1"><text:s text:c="5"/>Виды, размеры фондов, <text:s text:c="2"/>а <text:s text:c="2"/>также <text:s/>порядок <text:s/>их <text:s/>формирования <text:s/>и</text:span></text:p>
      <text:p text:style-name="P2"><text:span text:style-name="T1">использования определяются Общим собранием участников Общества.</text:span></text:p>
      <text:p text:style-name="P2"><text:span text:style-name="T1"><text:s text:c="5"/>5.5. Убытки Общества <text:s/>покрываются за счет резервного фонда. При</text:span></text:p>
      <text:p text:style-name="P2"><text:span text:style-name="T1">недостаточности <text:s/>средств <text:s/>резервного фонда порядок покрытия <text:s/>убытков</text:span></text:p>
      <text:p text:style-name="P2"><text:span text:style-name="T1">определяется Общим собранием <text:s/>учредителей <text:s/>(в Уставе Общества <text:s/>могут</text:span></text:p>
      <text:p text:style-name="P2"><text:span text:style-name="T1">быть предусмотрены <text:s text:c="2"/>и <text:s/>другие <text:s/>варианты, <text:s text:c="3"/>например, <text:s text:c="2"/>возможность</text:span></text:p>
      <text:p text:style-name="P2"><text:span text:style-name="T1">покрытия убытков <text:s/>за <text:s/>счет других фондов либо по <text:s/>решению <text:s/>директора</text:span></text:p>
      <text:p text:style-name="P2"><text:span text:style-name="T1">Общества).</text:span></text:p>
      <text:p text:style-name="P1"/>
      <text:p text:style-name="P2"><text:span text:style-name="T1"><text:s text:c="14"/>Статья 6. ОРГАНЫ УПРАВЛЕНИЯ И КОНТРОЛЯ ОБЩЕСТВА</text:span></text:p>
      <text:p text:style-name="P1"/>
      <text:p text:style-name="P2"><text:span text:style-name="T1"><text:s text:c="5"/>6.1. Органами управления Общества являются:</text:span></text:p>
      <text:p text:style-name="P2"><text:span text:style-name="T1"><text:s text:c="5"/>- Общее собрание <text:s text:c="2"/>участников <text:s/>Общества <text:s/>(в <text:s/>дальнейшем <text:s/>"Общее</text:span></text:p>
      <text:p text:style-name="P2"><text:span text:style-name="T1">собрание");</text:span></text:p>
      <text:p text:style-name="P2"><text:span text:style-name="T1"><text:s text:c="5"/>- Директор Общества (в дальнейшем "Директор").</text:span></text:p>
      <text:p text:style-name="P2"><text:span text:style-name="T1"><text:s text:c="5"/>6.2. Высшим органом <text:s/>Общества является <text:s/>Общее <text:s/>собрание. <text:s/>Общее</text:span></text:p>
      <text:p text:style-name="P2"><text:span text:style-name="T1">собрание <text:s text:c="2"/>состоит <text:s/>из <text:s text:c="3"/>Участников <text:s text:c="2"/>и <text:s text:c="2"/>(или) <text:s text:c="2"/>назначенных <text:s text:c="2"/>ими</text:span></text:p>
      <text:p text:style-name="P2"><text:span text:style-name="T1">представителей. <text:s/>Представительство <text:s text:c="2"/>оформляется <text:s text:c="2"/>доверенностью <text:s text:c="2"/>в</text:span></text:p>
      <text:p text:style-name="P2"><text:span text:style-name="T1">соответствии с требованиями законодательства.</text:span></text:p>
      <text:p text:style-name="P2"><text:span text:style-name="T1"><text:s text:c="5"/>6.3. <text:s/>Участники <text:s text:c="3"/>обладают <text:s text:c="3"/>количеством <text:s text:c="3"/>голосов, <text:s text:c="3"/>прямо</text:span></text:p>
      <text:p text:style-name="P2"><text:span text:style-name="T1">пропорциональным размеру их долей в Уставном фонде.</text:span></text:p>
      <text:p text:style-name="P2"><text:span text:style-name="T1"><text:s text:c="5"/>6.4. Право голоса <text:s/>лиц, <text:s/>участвующих <text:s/>в <text:s/>голосовании <text:s/>на <text:s/>Общем</text:span></text:p>
      <text:p text:style-name="P2"><text:span text:style-name="T1">собрании, <text:s/>не <text:s text:c="2"/>может <text:s text:c="2"/>быть <text:s/>ограничено, <text:s/>за <text:s/>исключением <text:s/>случаев,</text:span></text:p>
      <text:p text:style-name="P2"><text:span text:style-name="T1">предусмотренных законодательством.</text:span></text:p>
      <text:p text:style-name="P2"><text:span text:style-name="T1"><text:s text:c="5"/>6.5. Общее собрание <text:s/>правомочно принимать решения <text:s/>по <text:s/>вопросам</text:span></text:p>
      <text:p text:style-name="P2"><text:span text:style-name="T1">деятельности <text:s/>Общества, <text:s text:c="2"/>отнесенным <text:s/>к <text:s/>его <text:s/>компетенции <text:s/>настоящим</text:span></text:p>
      <text:p text:style-name="P2"><text:span text:style-name="T1">Уставом.</text:span></text:p>
      <text:p text:style-name="P2"><text:span text:style-name="T1"><text:s text:c="5"/>6.6. К компетенции Общего собрания относится:</text:span></text:p>
      <text:p text:style-name="P2"><text:span text:style-name="T1"><text:s text:c="5"/>а) изменение и дополнение Устава Общества;</text:span></text:p>
      <text:p text:style-name="P2"><text:span text:style-name="T1"><text:s text:c="5"/>б) исключение Участника из Общества;</text:span></text:p>
      <text:p text:style-name="P2"><text:span text:style-name="T1"><text:s text:c="5"/>в) принятие решений о реорганизации или ликвидации Общества;</text:span></text:p>
      <text:p text:style-name="P2"><text:span text:style-name="T1"><text:s text:c="5"/>г) изменение размера <text:s/>уставного <text:s/>фонда <text:s/>Общества, <text:s/>установление</text:span></text:p>
      <text:p text:style-name="P2"><text:span text:style-name="T1">размера, <text:s/>формы <text:s text:c="2"/>и <text:s text:c="2"/>порядка <text:s/>внесения <text:s/>Участниками <text:s/>дополнительных</text:span></text:p>
      <text:p text:style-name="P2"><text:span text:style-name="T1">вкладов, <text:s text:c="3"/>изменение <text:s text:c="4"/>порядка <text:s text:c="3"/>субсидиарной <text:s text:c="3"/>ответственности</text:span></text:p>
      <text:p text:style-name="P2"><text:span text:style-name="T1">Участников;</text:span></text:p>
      <text:p text:style-name="P2"><text:span text:style-name="T1"><text:s text:c="5"/>д) образование исполнительных <text:s text:c="2"/>органов <text:s/>Общества <text:s/>и <text:s/>досрочное</text:span></text:p>
      <text:p text:style-name="P2"><text:span text:style-name="T1">прекращение их полномочий;</text:span></text:p>
      <text:p text:style-name="P2"><text:span text:style-name="T1"><text:s text:c="5"/>е) избрание и <text:s/>отзыв <text:s/>членов <text:s/>ревизионной <text:s/>комиссии <text:s/>(ревизора)</text:span></text:p>
      <text:p text:style-name="P2"><text:span text:style-name="T1">Общества, а также иных выборных органов Общества;</text:span></text:p>
      <text:p text:style-name="P2"><text:span text:style-name="T1"><text:s text:c="5"/>ж) утверждение <text:s text:c="2"/>годовых <text:s text:c="2"/>отчетов <text:s/>и <text:s/>бухгалтерских <text:s text:c="2"/>балансов</text:span></text:p>
      <text:p text:style-name="P2"><text:span text:style-name="T1">Общества и распределение его прибыли и убытков;</text:span></text:p>
      <text:p text:style-name="P2"><text:span text:style-name="T1"><text:s text:c="5"/>з) решение вопроса <text:s/>о <text:s/>приобретении <text:s/>Обществом <text:s/>доли <text:s/>Участника</text:span></text:p>
      <text:p text:style-name="P2"><text:span text:style-name="T1">Общества;</text:span></text:p>
      <text:p text:style-name="P2"><text:span text:style-name="T1"><text:s text:c="5"/>и) назначение ликвидационной <text:s/>комиссии, утверждение ее отчета и</text:span></text:p>
      <text:p text:style-name="P2"><text:span text:style-name="T1">ликвидационного баланса;</text:span></text:p>
      <text:p text:style-name="P2"><text:span text:style-name="T1"><text:s text:c="5"/>к) определение организационной <text:s/>структуры <text:s/>и <text:s/>правил <text:s/>процедуры</text:span></text:p>
      <text:p text:style-name="P2"><text:span text:style-name="T1">Общества;</text:span></text:p>
      <text:p text:style-name="P2"><text:span text:style-name="T1"><text:s text:c="5"/>л) определение <text:s/>основных <text:s text:c="2"/>направлений <text:s/>деятельности <text:s/>Общества,</text:span></text:p>
      <text:p text:style-name="P2"><text:span text:style-name="T1">утверждение его планов и отчетов об их выполнении;</text:span></text:p>
      <text:p text:style-name="P2"><text:span text:style-name="T1"><text:s text:c="5"/>м) оценка вкладов, внесенных в неденежной форме;</text:span></text:p>
      <text:p text:style-name="P2"><text:span text:style-name="T1"><text:s text:c="5"/>н) решение вопроса о <text:s/>приобретении обществом ценных <text:s/>бумаг, <text:s/>им</text:span></text:p>
      <text:p text:style-name="P2"><text:span text:style-name="T1">выпущенных;</text:span></text:p>
      <text:p text:style-name="P2"><text:span text:style-name="T1"><text:s text:c="5"/>о) утверждение <text:s text:c="2"/>отчетов <text:s text:c="2"/>и <text:s/>заключений <text:s/>контрольных <text:s text:c="2"/>органов</text:span></text:p>
      <text:p text:style-name="P2"><text:span text:style-name="T1">Общества;</text:span></text:p>
      <text:p text:style-name="P2"><text:span text:style-name="T1"><text:s text:c="5"/>п) создание, реорганизация и <text:s/>ликвидация предприятий с <text:s/>правами</text:span></text:p>
      <text:p text:style-name="P2"><text:soft-page-break/><text:span text:style-name="T1">юридического лица;</text:span></text:p>
      <text:p text:style-name="P2"><text:span text:style-name="T1"><text:s text:c="5"/>р) определение условий оплаты труда должностных лиц Общества;</text:span></text:p>
      <text:p text:style-name="P2"><text:span text:style-name="T1"><text:s text:c="5"/>с) решение вопросов о <text:s/>благотворительной деятельности <text:s/>Общества</text:span></text:p>
      <text:p text:style-name="P2"><text:span text:style-name="T1">и оказании безвозмездной помощи;</text:span></text:p>
      <text:p text:style-name="P2"><text:span text:style-name="T1"><text:s text:c="5"/>т) принятие <text:s/>решения <text:s text:c="2"/>об <text:s text:c="2"/>отчуждении <text:s/>недвижимого <text:s text:c="2"/>имущества</text:span></text:p>
      <text:p text:style-name="P2"><text:span text:style-name="T1">Общества, а также <text:s/>о совершении <text:s/>обществом <text:s/>сделок <text:s/>на <text:s/>сумму <text:s/>свыше</text:span></text:p>
      <text:p text:style-name="P2"><text:span text:style-name="T1">_</text:span><text:span text:style-name="T6">семнадцати копееек</text:span><text:span text:style-name="T1">_ (правомочия в соответствии с настоящим <text:s/>подпунктом, <text:s/>а</text:span></text:p>
      <text:p text:style-name="P2"><text:span text:style-name="T1">также <text:s text:c="2"/>иные <text:s text:c="3"/>правомочия <text:s text:c="3"/>Общего <text:s text:c="2"/>собрания <text:s text:c="3"/>участников, <text:s text:c="3"/>не</text:span></text:p>
      <text:p text:style-name="P2"><text:span text:style-name="T1">противоречащие <text:s text:c="3"/>законодательству, <text:s text:c="4"/>могут <text:s text:c="3"/>быть <text:s text:c="3"/>установлены</text:span></text:p>
      <text:p text:style-name="P2"><text:span text:style-name="T1">Участниками в Уставе по своему усмотрению).</text:span></text:p>
      <text:p text:style-name="P2"><text:span text:style-name="T1"><text:s text:c="5"/>Полномочия, перечисленных в <text:s/>подпунктах: <text:s/>а) <text:s/>- <text:s/>и) <text:s/>настоящего</text:span></text:p>
      <text:p text:style-name="P2"><text:span text:style-name="T1">пункта, <text:s/>являются <text:s text:c="2"/>исключительной <text:s text:c="2"/>компетенцией <text:s/>Общего <text:s text:c="2"/>собрания</text:span></text:p>
      <text:p text:style-name="P2"><text:span text:style-name="T1">участников и не могут <text:s/>быть переданы <text:s/>другим органам Общества.</text:span></text:p>
      <text:p text:style-name="P2"><text:span text:style-name="T1"><text:s text:c="5"/>6.7. Для решения вопросов, <text:s/>указанных <text:s/>в <text:s/>подпунктах <text:s/>а) <text:s/>- <text:s/>в)</text:span></text:p>
      <text:p text:style-name="P2"><text:span text:style-name="T1">п. 6.6 настоящего <text:s/>Устава, необходимо <text:s/>единогласие <text:s/>всех <text:s/>Участников</text:span></text:p>
      <text:p text:style-name="P2"><text:span text:style-name="T1">Общества (при <text:s/>этом <text:s/>исключаемый Участник или <text:s/>его <text:s/>представитель <text:s/>в</text:span></text:p>
      <text:p text:style-name="P2"><text:span text:style-name="T1">голосовании <text:s/>не <text:s text:c="2"/>участвуют). <text:s text:c="3"/>Квалифицированное <text:s text:c="2"/>большинство <text:s text:c="2"/>в</text:span></text:p>
      <text:p text:style-name="P2"><text:span text:style-name="T1">__</text:span><text:span text:style-name="T6">1</text:span><text:span text:style-name="T1">__ (_</text:span><text:span text:style-name="T6">100%</text:span><text:span text:style-name="T1">_____) голосов Участников Общества, <text:s/>представленных</text:span></text:p>
      <text:p text:style-name="P2"><text:span text:style-name="T1">на Общем <text:s/>собрании <text:s/>участников, <text:s/>необходимо <text:s/>при <text:s/>решении <text:s/>вопросов,</text:span></text:p>
      <text:p text:style-name="P2"><text:span text:style-name="T1">указанных <text:s/>в подпунктах ____</text:span><text:span text:style-name="T6">а</text:span><text:span text:style-name="T1">_____ п. 6.6 настоящего Устава. По <text:s/>всем</text:span></text:p>
      <text:p text:style-name="P2"><text:span text:style-name="T1">остальным <text:s/>вопросам <text:s text:c="2"/>решения <text:s text:c="2"/>принимаются <text:s text:c="2"/>простым <text:s text:c="2"/>большинством</text:span></text:p>
      <text:p text:style-name="P2"><text:span text:style-name="T1">голосов.</text:span></text:p>
      <text:p text:style-name="P2"><text:span text:style-name="T1"><text:s text:c="5"/>6.8. Общее собрание <text:s/>решает вопросы на <text:s/>своих <text:s/>заседаниях. <text:s/>Для</text:span></text:p>
      <text:p text:style-name="P2"><text:span text:style-name="T1">ведения протокола <text:s/>и <text:s/>осуществления других технических функций Общим</text:span></text:p>
      <text:p text:style-name="P2"><text:span text:style-name="T1">собранием <text:s text:c="2"/>назначается <text:s text:c="2"/>Секретарь <text:s/>Общего <text:s/>собрания. <text:s text:c="2"/>Допускается</text:span></text:p>
      <text:p text:style-name="P2"><text:span text:style-name="T1">принятие <text:s/>решения <text:s/>Общим собранием методом <text:s/>опроса. <text:s/>В <text:s/>этом <text:s/>случае</text:span></text:p>
      <text:p text:style-name="P2"><text:span text:style-name="T1">проект решения <text:s/>или <text:s/>вопросы для голосования рассылаются Участникам,</text:span></text:p>
      <text:p text:style-name="P2"><text:span text:style-name="T1">которые должны письменно сообщить по ним свое мнение.</text:span></text:p>
      <text:p text:style-name="P2"><text:span text:style-name="T1"><text:s text:c="5"/>6.9. Общее <text:s text:c="2"/>собрание <text:s text:c="2"/>считается <text:s/>правомочным, <text:s/>если <text:s/>на <text:s text:c="2"/>нем</text:span></text:p>
      <text:p text:style-name="P2"><text:span text:style-name="T1">присутствуют <text:s/>Участники <text:s/>(представители <text:s/>Участников), <text:s/>обладающие <text:s/>в</text:span></text:p>
      <text:p text:style-name="P2"><text:span text:style-name="T1">совокупности <text:s/>не <text:s/>менее чем 50 процентами голосов, <text:s/>а <text:s/>по <text:s/>вопросам,</text:span></text:p>
      <text:p text:style-name="P2"><text:span text:style-name="T1">требующим единогласия, - все Участники.</text:span></text:p>
      <text:p text:style-name="P2"><text:span text:style-name="T1"><text:s text:c="5"/>6.10. Общее собрание <text:s/>Общества ежегодно <text:s/>избирает <text:s/>Председателя</text:span></text:p>
      <text:p text:style-name="P2"><text:span text:style-name="T1">Общего собрания.</text:span></text:p>
      <text:p text:style-name="P2"><text:span text:style-name="T1"><text:s text:c="5"/>Председатель Общего собрания:</text:span></text:p>
      <text:p text:style-name="P2"><text:span text:style-name="T1"><text:s text:c="5"/>- руководит работой Общего собрания;</text:span></text:p>
      <text:p text:style-name="P2"><text:span text:style-name="T1"><text:s text:c="5"/>- организует проведение <text:s text:c="2"/>заседаний, <text:s/>формирует <text:s/>повестку <text:s/>дня,</text:span></text:p>
      <text:p text:style-name="P2"><text:span text:style-name="T1">обеспечивает <text:s/>рассылку <text:s/>извещений о месте, дате проведения заседаний</text:span></text:p>
      <text:p text:style-name="P2"><text:span text:style-name="T1">и повестке дня.</text:span></text:p>
      <text:p text:style-name="P2"><text:span text:style-name="T1"><text:s text:c="6"/>6.11. Общее собрание участников созывается не реже одного раза</text:span></text:p>
      <text:p text:style-name="P2"><text:span text:style-name="T1">в <text:s/>год. <text:s text:c="2"/>Внеочередные <text:s text:c="3"/>заседания <text:s text:c="2"/>Общего <text:s text:c="2"/>собрания <text:s text:c="2"/>созываются</text:span></text:p>
      <text:p text:style-name="P2"><text:span text:style-name="T1">Председателем <text:s/>Общего <text:s/>собрания либо Директором, если этого <text:s/>требуют</text:span></text:p>
      <text:p text:style-name="P2"><text:span text:style-name="T1">интересы <text:s/>Общества. Общее <text:s/>собрание должно <text:s/>быть <text:s/>созвано <text:s/>также <text:s/>по</text:span></text:p>
      <text:p text:style-name="P2"><text:span text:style-name="T1">требованию <text:s/>ревизионной <text:s/>комиссии. Участники Общества, обладающие <text:s/>в</text:span></text:p>
      <text:p text:style-name="P2"><text:span text:style-name="T1">совокупности <text:s text:c="2"/>20 <text:s text:c="2"/>процентами <text:s/>голосов, <text:s/>вправе <text:s/>требовать <text:s text:c="2"/>созыва</text:span></text:p>
      <text:p text:style-name="P2"><text:span text:style-name="T1">внеочередного <text:s/>заседания <text:s/>Общего собрания. Если в <text:s/>течение <text:s/>35 <text:s/>дней</text:span></text:p>
      <text:p text:style-name="P2"><text:span text:style-name="T1">Председатель <text:s/>Общего <text:s/>собрания <text:s/>не <text:s/>выполнил <text:s/>указанное <text:s/>требование,</text:span></text:p>
      <text:p text:style-name="P2"><text:span text:style-name="T1">Участники <text:s/>Общества <text:s/>или Ревизионная комиссия <text:s/>вправе <text:s/>сами <text:s/>созвать</text:span></text:p>
      <text:p text:style-name="P2"><text:span text:style-name="T1">Общее собрание.</text:span></text:p>
      <text:p text:style-name="P2"><text:span text:style-name="T1"><text:s text:c="5"/>6.12. Общее собрание <text:s text:c="2"/>должно <text:s/>быть <text:s/>созвано <text:s/>не <text:s/>позднее <text:s/>двух</text:span></text:p>
      <text:p text:style-name="P2"><text:span text:style-name="T1">месяцев по окончании отчетного <text:s/>года <text:s/>для рассмотрения и утверждения</text:span></text:p>
      <text:p text:style-name="P2"><text:span text:style-name="T1">отчета Директора Общества <text:s/>за <text:s/>истекший <text:s/>год, <text:s/>заключения <text:s/>по <text:s/>этому</text:span></text:p>
      <text:p text:style-name="P2"><text:span text:style-name="T1">отчету <text:s text:c="2"/>Ревизионной <text:s text:c="2"/>комиссии <text:s/>и <text:s/>сметы <text:s/>расходов <text:s/>и <text:s/>доходов <text:s text:c="2"/>на</text:span></text:p>
      <text:p text:style-name="P2"><text:span text:style-name="T1">предстоящий год.</text:span></text:p>
      <text:p text:style-name="P2"><text:span text:style-name="T1"><text:s text:c="5"/>6.13. О <text:s text:c="2"/>созыве <text:s text:c="2"/>Общего <text:s/>собрания <text:s/>все <text:s/>Участники <text:s/>извещаются</text:span></text:p>
      <text:p text:style-name="P2"><text:span text:style-name="T1">заблаговременно, но <text:s/>не <text:s/>позднее чем за 30 дней до <text:s/>его <text:s/>созыва, <text:s/>за</text:span></text:p>
      <text:p text:style-name="P2"><text:span text:style-name="T1">исключением <text:s text:c="2"/>случаев <text:s text:c="2"/>созыва <text:s/>внеочередных <text:s text:c="2"/>собраний, <text:s text:c="2"/>способом,</text:span></text:p>
      <text:p text:style-name="P2"><text:span text:style-name="T1">избираемым по усмотрению Председателя Общего собрания.</text:span></text:p>
      <text:p text:style-name="P2"><text:span text:style-name="T1"><text:s text:c="5"/>Извещение о созыве Общего собрания должно содержать:</text:span></text:p>
      <text:p text:style-name="P2"><text:soft-page-break/><text:span text:style-name="T1"><text:s text:c="5"/>- дату и время проведения собрания;</text:span></text:p>
      <text:p text:style-name="P2"><text:span text:style-name="T1"><text:s text:c="5"/>- место проведения;</text:span></text:p>
      <text:p text:style-name="P2"><text:span text:style-name="T1"><text:s text:c="5"/>- повестку дня.</text:span></text:p>
      <text:p text:style-name="P2"><text:span text:style-name="T1"><text:s text:c="5"/>Любой <text:s/>из <text:s/>Участников <text:s text:c="2"/>вправе <text:s/>вносить <text:s/>свои <text:s/>предложения <text:s text:c="2"/>по</text:span></text:p>
      <text:p text:style-name="P2"><text:span text:style-name="T1">повестке дня Общего собрания <text:s/>не <text:s/>позднее чем за ___</text:span><text:span text:style-name="T7">17</text:span><text:span text:style-name="T1">_____ дней <text:s/>до</text:span></text:p>
      <text:p text:style-name="P2"><text:span text:style-name="T1">его созыва. В тот же <text:s/>срок <text:s text:c="2"/>Участники, <text:s/>обладающие <text:s/>в <text:s/>совокупности</text:span></text:p>
      <text:p text:style-name="P2"><text:span text:style-name="T1">более <text:s/>чем <text:s text:c="2"/>20 <text:s/>процентами <text:s/>голосов, <text:s/>могут <text:s/>потребовать <text:s/>включения</text:span></text:p>
      <text:p text:style-name="P2"><text:span text:style-name="T1">вопросов в повестку дня.</text:span></text:p>
      <text:p text:style-name="P2"><text:span text:style-name="T1"><text:s text:c="5"/>6.14. Расходы <text:s/>на проведение заседаний <text:s/>Общего <text:s/>собрания <text:s/>несет</text:span></text:p>
      <text:p text:style-name="P2"><text:span text:style-name="T1">Общество.</text:span></text:p>
      <text:p text:style-name="P2"><text:span text:style-name="T1"><text:s text:c="5"/>6.15. Исполнительным <text:s text:c="2"/>органом <text:s text:c="2"/>Общества <text:s text:c="2"/>является <text:s text:c="2"/>Директор</text:span></text:p>
      <text:p text:style-name="P2"><text:span text:style-name="T1">Общества. <text:s/>Директором <text:s/>может <text:s text:c="2"/>быть <text:s text:c="2"/>избран <text:s/>один <text:s text:c="2"/>из <text:s text:c="2"/>Участников</text:span></text:p>
      <text:p text:style-name="P2"><text:span text:style-name="T1">Общества. (В Обществе наряду <text:s/>с <text:s/>единоличным органом управления либо</text:span></text:p>
      <text:p text:style-name="P2"><text:span text:style-name="T1">вместо него <text:s/>может <text:s text:c="2"/>быть <text:s text:c="2"/>создан <text:s/>коллегиальный <text:s/>орган <text:s/>управления</text:span></text:p>
      <text:p text:style-name="P2"><text:span text:style-name="T1">(например, <text:s text:c="2"/>правление <text:s text:c="2"/>Общества, <text:s text:c="2"/>дирекция <text:s text:c="2"/>Общества), <text:s text:c="2"/>который</text:span></text:p>
      <text:p text:style-name="P2"><text:span text:style-name="T1">осуществляет <text:s/>текущее <text:s/>руководство деятельностью Общества <text:s/>в <text:s/>период</text:span></text:p>
      <text:p text:style-name="P2"><text:span text:style-name="T1">между <text:s/>собраниями <text:s/>Участников <text:s/>и <text:s/>подотчетен <text:s/>Общему <text:s/>собранию. <text:s/>Его</text:span></text:p>
      <text:p text:style-name="P2"><text:span text:style-name="T1">компетенция <text:s/>определяется <text:s text:c="2"/>в <text:s/>соответствии <text:s/>с <text:s/>законодательством <text:s/>и</text:span></text:p>
      <text:p text:style-name="P2"><text:span text:style-name="T1">Уставом Общества).</text:span></text:p>
      <text:p text:style-name="P2"><text:span text:style-name="T1"><text:s text:c="5"/>6.16. Директор Общества <text:s text:c="2"/>действует <text:s text:c="2"/>на <text:s/>основании <text:s/>контракта,</text:span></text:p>
      <text:p text:style-name="P2"><text:span text:style-name="T1">который подписывается <text:s/>со <text:s/>стороны <text:s text:c="2"/>Общества <text:s/>Председателем <text:s/>Общего</text:span></text:p>
      <text:p text:style-name="P2"><text:span text:style-name="T1">собрания. Условия контракта утверждаются Общим собранием.</text:span></text:p>
      <text:p text:style-name="P2"><text:span text:style-name="T1"><text:s text:c="5"/>6.17. Директор подотчетен <text:s/>по всем вопросам своей <text:s/>деятельности</text:span></text:p>
      <text:p text:style-name="P2"><text:span text:style-name="T1">Общему собранию и органам, уполномоченным Общим собранием.</text:span></text:p>
      <text:p text:style-name="P2"><text:span text:style-name="T1"><text:s text:c="5"/>6.18. Директор осуществляет <text:s/>текущее руководство <text:s/>деятельностью</text:span></text:p>
      <text:p text:style-name="P2"><text:span text:style-name="T1">Общества, <text:s text:c="2"/>обеспечивает <text:s text:c="2"/>выполнение <text:s/>решений <text:s/>собраний <text:s/>участников</text:span></text:p>
      <text:p text:style-name="P2"><text:span text:style-name="T1">общества, правления <text:s/>(при <text:s/>его <text:s/>наличии) <text:s/>и <text:s/>других <text:s/>органов, <text:s/>несет</text:span></text:p>
      <text:p text:style-name="P2"><text:span text:style-name="T1">ответственность <text:s text:c="2"/>за <text:s text:c="2"/>деятельность <text:s text:c="2"/>Общества; <text:s text:c="2"/>без <text:s text:c="2"/>доверенности</text:span></text:p>
      <text:p text:style-name="P2"><text:span text:style-name="T1">действует <text:s/>от имени <text:s/>Общества, представляет его интересы, в пределах</text:span></text:p>
      <text:p text:style-name="P2"><text:span text:style-name="T1">его <text:s/>компетенции <text:s/>распоряжается имуществом и средствами <text:s/>общества <text:s/>в</text:span></text:p>
      <text:p text:style-name="P2"><text:span text:style-name="T1">соответствии <text:s/>со <text:s/>своими полномочиями и настоящим Уставом, заключает</text:span></text:p>
      <text:p text:style-name="P2"><text:span text:style-name="T1">договоры, <text:s/>выдает <text:s/>доверенности, <text:s/>открывает <text:s/>в <text:s/>банках <text:s/>расчетный <text:s/>и</text:span></text:p>
      <text:p text:style-name="P2"><text:span text:style-name="T1">другие <text:s/>счета, <text:s/>утверждает штаты исполнительного аппарата <text:s/>Общества,</text:span></text:p>
      <text:p text:style-name="P2"><text:span text:style-name="T1">принимает <text:s text:c="2"/>на <text:s text:c="2"/>работу <text:s/>и <text:s/>увольняет <text:s/>работников, <text:s/>применяет <text:s text:c="2"/>меры</text:span></text:p>
      <text:p text:style-name="P2"><text:span text:style-name="T1">поощрения <text:s/>и <text:s/>налагает дисциплинарные взыскания, <text:s/>издает <text:s/>приказы <text:s/>и</text:span></text:p>
      <text:p text:style-name="P2"><text:span text:style-name="T1">дает <text:s/>указания, <text:s/>обязательные для исполнения всеми подчиненными <text:s/>ему</text:span></text:p>
      <text:p text:style-name="P2"><text:span text:style-name="T1">работниками; <text:s/>решает <text:s text:c="2"/>другие <text:s/>вопросы, <text:s/>связанные <text:s/>с <text:s/>хозяйственной</text:span></text:p>
      <text:p text:style-name="P2"><text:span text:style-name="T1">деятельностью <text:s text:c="2"/>Общества <text:s text:c="2"/>и <text:s/>не <text:s/>отнесенные <text:s/>законодательством <text:s/>или</text:span></text:p>
      <text:p text:style-name="P2"><text:span text:style-name="T1">Уставом к компетенции Общего собрания и других органов Общества.</text:span></text:p>
      <text:p text:style-name="P2"><text:span text:style-name="T1"><text:s text:c="5"/>6.19. <text:s/>Текущий <text:s/>контроль <text:s text:c="3"/>за <text:s text:c="2"/>финансовой <text:s text:c="2"/>и <text:s text:c="2"/>хозяйственной</text:span></text:p>
      <text:p text:style-name="P2"><text:span text:style-name="T1">деятельностью Общества осуществляется Ревизионной комиссией.</text:span></text:p>
      <text:p text:style-name="P2"><text:span text:style-name="T1"><text:s text:c="5"/>6.20. Ревизионная комиссия <text:s text:c="2"/>состоит <text:s/>из <text:s/>______</text:span><text:span text:style-name="T8">1</text:span><text:span text:style-name="T1">_____ <text:s/>человек,</text:span></text:p>
      <text:p text:style-name="P2"><text:span text:style-name="T1">ежегодно <text:s/>избираемых <text:s/>Общим собранием из <text:s/>числа <text:s/>Участников <text:s/>или <text:s/>их</text:span></text:p>
      <text:p text:style-name="P2"><text:span text:style-name="T1">представителей. <text:s/>В <text:s/>состав Ревизионной <text:s/>комиссии <text:s/>не <text:s/>могут <text:s/>входить</text:span></text:p>
      <text:p text:style-name="P2"><text:span text:style-name="T1">должностные лица Общества.</text:span></text:p>
      <text:p text:style-name="P2"><text:span text:style-name="T1"><text:s text:c="5"/>6.21. <text:s text:c="2"/>Проверки <text:s text:c="5"/>финансово-хозяйственной <text:s text:c="5"/>деятельности</text:span></text:p>
      <text:p text:style-name="P2"><text:span text:style-name="T1">проводятся Ревизионной комиссией по <text:s/>поручению Общего <text:s/>собрания либо</text:span></text:p>
      <text:p text:style-name="P2"><text:span text:style-name="T1">по <text:s text:c="3"/>собственной <text:s text:c="2"/>инициативе <text:s text:c="3"/>(Уставом <text:s text:c="2"/>Общества <text:s text:c="2"/>может <text:s text:c="2"/>быть</text:span></text:p>
      <text:p text:style-name="P2"><text:span text:style-name="T1">предусмотрено, <text:s text:c="2"/>что <text:s text:c="2"/>Ревизионная <text:s/>комиссия <text:s/>проводит <text:s/>проверки <text:s/>по</text:span></text:p>
      <text:p text:style-name="P2"><text:span text:style-name="T1">требованию <text:s/>участников <text:s/>общества <text:s/>и <text:s/>Правления <text:s/>(при <text:s/>его <text:s/>наличии).</text:span></text:p>
      <text:p text:style-name="P2"><text:span text:style-name="T1">Ревизионной <text:s text:c="2"/>комиссии <text:s text:c="2"/>должны <text:s/>быть <text:s/>представлены <text:s/>для <text:s/>проведения</text:span></text:p>
      <text:p text:style-name="P2"><text:span text:style-name="T1">проверок все <text:s/>материалы, <text:s/>бухгалтерские или иные документы и <text:s/>личные</text:span></text:p>
      <text:p text:style-name="P2"><text:span text:style-name="T1">объяснения работников Общества.</text:span></text:p>
      <text:p text:style-name="P2"><text:span text:style-name="T1"><text:s text:c="5"/>6.22. Ревизионная комиссия:</text:span></text:p>
      <text:p text:style-name="P2"><text:span text:style-name="T1"><text:s text:c="5"/>- составляет заключение по годовым отчетам и балансам;</text:span></text:p>
      <text:p text:style-name="P2"><text:span text:style-name="T1"><text:s text:c="5"/>- обязана потребовать <text:s/>созыва внеочередного Общего <text:s/>собрания <text:s/>в</text:span></text:p>
      <text:p text:style-name="P2"><text:span text:style-name="T1">случае выявления <text:s/>фактов, по <text:s/>которым <text:s/>решение <text:s/>может <text:s/>быть <text:s/>принято</text:span></text:p>
      <text:p text:style-name="P2"><text:span text:style-name="T1">только <text:s/>Общим <text:s/>собранием. (Другие полномочия Ревизионной комиссии <text:s/>и</text:span></text:p>
      <text:p text:style-name="P2"><text:span text:style-name="T1">порядок <text:s text:c="2"/>их <text:s text:c="2"/>реализации <text:s/>могут <text:s/>быть <text:s text:c="2"/>определены <text:s text:c="2"/>в <text:s text:c="2"/>положении,</text:span></text:p>
      <text:p text:style-name="P2"><text:soft-page-break/><text:span text:style-name="T1">утверждаемом Общим собранием)</text:span></text:p>
      <text:p text:style-name="P2"><text:span text:style-name="T1"><text:s text:c="5"/>6.23. По решению <text:s/>Общего собрания для проверки и <text:s/>подтверждения</text:span></text:p>
      <text:p text:style-name="P2"><text:span text:style-name="T1">правильности <text:s text:c="2"/>годовой <text:s text:c="2"/>финансовой <text:s text:c="2"/>отчетности <text:s text:c="2"/>Общество <text:s text:c="2"/>вправе</text:span></text:p>
      <text:p text:style-name="P2"><text:span text:style-name="T1">привлечь <text:s text:c="2"/>независимого <text:s text:c="2"/>аудитора, <text:s/>не <text:s/>связанного <text:s text:c="2"/>имущественными</text:span></text:p>
      <text:p text:style-name="P2"><text:span text:style-name="T1">интересами <text:s/>с <text:s text:c="2"/>Обществом <text:s text:c="2"/>или <text:s/>Участниками. <text:s/>Аудиторская <text:s/>проверка</text:span></text:p>
      <text:p text:style-name="P2"><text:span text:style-name="T1">годовой финансовой <text:s/>отчетности <text:s/>общества может быть также <text:s/>проведена</text:span></text:p>
      <text:p text:style-name="P2"><text:span text:style-name="T1">по <text:s/>требованию <text:s/>любого <text:s text:c="2"/>из <text:s/>его <text:s/>Участников. <text:s/>(Уставом <text:s/>может <text:s/>быть</text:span></text:p>
      <text:p text:style-name="P2"><text:span text:style-name="T1">установлено, что <text:s/>при <text:s/>проведении проверок <text:s/>аудиторская <text:s/>организация</text:span></text:p>
      <text:p text:style-name="P2"><text:span text:style-name="T1">(аудитор) пользуется <text:s/>правами <text:s/>Ревизионной комиссии, <text:s/>установленными</text:span></text:p>
      <text:p text:style-name="P2"><text:span text:style-name="T1">в соответствии с настоящим Уставом).</text:span></text:p>
      <text:p text:style-name="P1"/>
      <text:p text:style-name="P2"><text:span text:style-name="T1"><text:s text:c="18"/>Статья 7. ФИЛИАЛЫ И ПРЕДСТАВИТЕЛЬСТВА</text:span></text:p>
      <text:p text:style-name="P1"/>
      <text:p text:style-name="P2"><text:span text:style-name="T1"><text:s text:c="5"/>7.1. Общество имеет следующие филиалы: _______-_________________</text:span></text:p>
      <text:p text:style-name="P2"><text:span text:style-name="T1"><text:s text:c="48"/>(указать перечень</text:span></text:p>
      <text:p text:style-name="P2"><text:span text:style-name="T1">________________________.</text:span></text:p>
      <text:p text:style-name="P2"><text:span text:style-name="T1">и местонахождение)</text:span></text:p>
      <text:p text:style-name="P2"><text:span text:style-name="T1"><text:s text:c="5"/>7.2. Общество имеет следующие представительства: ____-__________</text:span></text:p>
      <text:p text:style-name="P2"><text:span text:style-name="T1"><text:s text:c="56"/>(указать</text:span></text:p>
      <text:p text:style-name="P2"><text:span text:style-name="T1">___________________________.</text:span></text:p>
      <text:p text:style-name="P2"><text:span text:style-name="T1">перечень и местонахождение)</text:span></text:p>
      <text:p text:style-name="P2"><text:span text:style-name="T1"><text:s text:c="5"/>7.3. Филиалы и <text:s/>представительства <text:s text:c="3"/>действуют <text:s text:c="2"/>на <text:s text:c="2"/>основании</text:span></text:p>
      <text:p text:style-name="P2"><text:span text:style-name="T1">положений о <text:s/>них, <text:s/>утверждаемых Директором. Руководители филиалов <text:s/>и</text:span></text:p>
      <text:p text:style-name="P2"><text:span text:style-name="T1">представительств <text:s/>назначаются <text:s/>Директором и действуют <text:s/>на <text:s/>основании</text:span></text:p>
      <text:p text:style-name="P2"><text:span text:style-name="T1">выдаваемой им доверенности.</text:span></text:p>
      <text:p text:style-name="P1"/>
      <text:p text:style-name="P2"><text:span text:style-name="T1"><text:s text:c="16"/>Статья 8. РЕОРГАНИЗАЦИЯ И ЛИКВИДАЦИЯ ОБЩЕСТВА</text:span></text:p>
      <text:p text:style-name="P1"/>
      <text:p text:style-name="P2"><text:span text:style-name="T1"><text:s text:c="5"/>8.1. Реорганизация <text:s text:c="2"/>Общества <text:s text:c="2"/>осуществляется <text:s/>путем <text:s/>слияния,</text:span></text:p>
      <text:p text:style-name="P2"><text:span text:style-name="T1">присоединения, разделения, выделения, преобразования.</text:span></text:p>
      <text:p text:style-name="P2"><text:span text:style-name="T1"><text:s text:c="5"/>8.2. Реорганизация <text:s/>Общества <text:s text:c="2"/>может <text:s text:c="2"/>быть <text:s text:c="2"/>осуществлена <text:s text:c="2"/>по</text:span></text:p>
      <text:p text:style-name="P2"><text:span text:style-name="T1">единогласному <text:s/>решению <text:s/>Общего <text:s/>собрания. <text:s text:c="2"/>В <text:s text:c="2"/>случаях <text:s/>и <text:s/>порядке,</text:span></text:p>
      <text:p text:style-name="P2"><text:span text:style-name="T1">установленных законодательством, <text:s/>реорганизация <text:s/>Общества может быть</text:span></text:p>
      <text:p text:style-name="P2"><text:span text:style-name="T1">осуществлена по <text:s/>решению <text:s/>уполномоченных государственных органов, <text:s/>в</text:span></text:p>
      <text:p text:style-name="P2"><text:span text:style-name="T1">том числе суда.</text:span></text:p>
      <text:p text:style-name="P2"><text:span text:style-name="T1"><text:s text:c="5"/>8.3. В случаях, установленных <text:s/>законодательством, реорганизация</text:span></text:p>
      <text:p text:style-name="P2"><text:span text:style-name="T1">Общества может быть <text:s/>осуществлена <text:s/>лишь <text:s/>с <text:s/>согласия <text:s/>уполномоченных</text:span></text:p>
      <text:p text:style-name="P2"><text:span text:style-name="T1">государственных органов.</text:span></text:p>
      <text:p text:style-name="P2"><text:span text:style-name="T1"><text:s text:c="5"/>8.4. Общество <text:s text:c="2"/>считается <text:s text:c="2"/>реорганизованным, <text:s/>за <text:s text:c="2"/>исключением</text:span></text:p>
      <text:p text:style-name="P2"><text:span text:style-name="T1">случаев <text:s text:c="3"/>реорганизации <text:s text:c="2"/>в <text:s text:c="3"/>форме <text:s text:c="2"/>присоединения, <text:s text:c="2"/>с <text:s text:c="2"/>момента</text:span></text:p>
      <text:p text:style-name="P2"><text:span text:style-name="T1">государственной <text:s/>регистрации <text:s/>вновь возникших юридических <text:s/>лиц. <text:s/>При</text:span></text:p>
      <text:p text:style-name="P2"><text:span text:style-name="T1">реорганизации <text:s/>Общества <text:s/>в <text:s text:c="2"/>форме <text:s text:c="2"/>присоединения <text:s/>к <text:s/>нему <text:s/>другого</text:span></text:p>
      <text:p text:style-name="P2"><text:span text:style-name="T1">юридического лица <text:s/>Общество <text:s/>считается <text:s/>реорганизованным <text:s/>с <text:s/>момента</text:span></text:p>
      <text:p text:style-name="P2"><text:span text:style-name="T1">внесения <text:s/>в <text:s text:c="2"/>Единый <text:s text:c="2"/>государственный <text:s/>регистр <text:s/>юридических <text:s/>лиц <text:s/>и</text:span></text:p>
      <text:p text:style-name="P2"><text:span text:style-name="T1">индивидуальных <text:s/>предпринимателей <text:s/>записи о прекращении <text:s/>деятельности</text:span></text:p>
      <text:p text:style-name="P2"><text:span text:style-name="T1">присоединенного юридического лица.</text:span></text:p>
      <text:p text:style-name="P2"><text:span text:style-name="T1"><text:s text:c="5"/>8.5. Правопреемство <text:s text:c="2"/>в <text:s text:c="2"/>результате <text:s text:c="2"/>реорганизации <text:s text:c="2"/>Общества</text:span></text:p>
      <text:p text:style-name="P2"><text:span text:style-name="T1">осуществляется <text:s text:c="2"/>в <text:s text:c="3"/>порядке <text:s text:c="2"/>и <text:s text:c="2"/>на <text:s text:c="2"/>условиях, <text:s text:c="2"/>предусмотренных</text:span></text:p>
      <text:p text:style-name="P2"><text:span text:style-name="T1">законодательством.</text:span></text:p>
      <text:p text:style-name="P2"><text:span text:style-name="T1"><text:s text:c="5"/>8.6. Общее <text:s/>собрание <text:s text:c="2"/>или <text:s/>иной <text:s/>орган, <text:s/>принявший <text:s/>решение <text:s/>о</text:span></text:p>
      <text:p text:style-name="P2"><text:span text:style-name="T1">реорганизации <text:s/>Общества, <text:s text:c="2"/>обязаны <text:s text:c="2"/>письменно <text:s/>уведомить <text:s/>об <text:s text:c="2"/>этом</text:span></text:p>
      <text:p text:style-name="P2"><text:span text:style-name="T1">кредиторов Общества в срок не позднее __</text:span><text:span text:style-name="T8">пяти минут</text:span><text:span text:style-name="T1">________ с <text:s/>момента</text:span></text:p>
      <text:p text:style-name="P2"><text:span text:style-name="T1">принятия решения о реорганизации. В <text:s/>случае <text:s/>реорганизации <text:s/>Общество</text:span></text:p>
      <text:p text:style-name="P2"><text:span text:style-name="T1">несет ответственность <text:s/>перед <text:s/>кредиторами в порядке и <text:s/>на <text:s/>условиях,</text:span></text:p>
      <text:p text:style-name="P2"><text:span text:style-name="T1">установленных законодательством.</text:span></text:p>
      <text:p text:style-name="P2"><text:span text:style-name="T1"><text:s text:c="5"/>8.7. Ликвидация Общества <text:s/>влечет прекращение <text:s/>его <text:s/>деятельности</text:span></text:p>
      <text:p text:style-name="P2"><text:span text:style-name="T1">без перехода прав и обязанностей <text:s/>в <text:s/>порядке правопреемства к другим</text:span></text:p>
      <text:p text:style-name="P2"><text:span text:style-name="T1">лицам, если иное не предусмотрено законодательными актами.</text:span></text:p>
      <text:p text:style-name="P2"><text:span text:style-name="T1"><text:s text:c="5"/>8.8. <text:s/>Общество <text:s text:c="3"/>может <text:s text:c="3"/>быть <text:s text:c="2"/>ликвидировано <text:s text:c="2"/>в <text:s text:c="3"/>порядке,</text:span></text:p>
      <text:p text:style-name="P2"><text:soft-page-break/><text:span text:style-name="T1">предусмотренном законодательством, по решению:</text:span></text:p>
      <text:p text:style-name="P2"><text:span text:style-name="T1"><text:s text:c="5"/>8.8.1. Общего собрания, <text:s/>в том <text:s/>числе <text:s/>в <text:s/>связи <text:s/>с <text:s/>достижением</text:span></text:p>
      <text:p text:style-name="P2"><text:span text:style-name="T1">цели, <text:s/>ради <text:s text:c="2"/>которой <text:s/>Общество <text:s text:c="2"/>создано, <text:s/>или <text:s text:c="2"/>признанием <text:s text:c="2"/>судом</text:span></text:p>
      <text:p text:style-name="P2"><text:span text:style-name="T1">недействительной <text:s/>регистрации <text:s/>Общества в связи с допущенными при ее</text:span></text:p>
      <text:p text:style-name="P2"><text:span text:style-name="T1">создании <text:s/>нарушениями <text:s/>законодательства, которые носят <text:s/>неустранимый</text:span></text:p>
      <text:p text:style-name="P2"><text:span text:style-name="T1">характер.</text:span></text:p>
      <text:p text:style-name="P2"><text:span text:style-name="T1"><text:s text:c="5"/>8.8.2. Хозяйственного суда <text:s/>либо иных уполномоченных органов <text:s/>в</text:span></text:p>
      <text:p text:style-name="P2"><text:span text:style-name="T1">случаях и в порядке, предусмотренных законодательством.</text:span></text:p>
      <text:p text:style-name="P2"><text:span text:style-name="T1"><text:s text:c="5"/>8.9. Требование о ликвидации <text:s/>Общества по основаниям, указанным</text:span></text:p>
      <text:p text:style-name="P2"><text:span text:style-name="T1">в подпункте 8.8.1 <text:s/>настоящей <text:s/>статьи, <text:s/>может быть предъявлено лицам,</text:span></text:p>
      <text:p text:style-name="P2"><text:span text:style-name="T1">принимающим <text:s/>решение <text:s/>о <text:s text:c="2"/>ликвидации, <text:s/>государственным <text:s/>органом <text:s/>или</text:span></text:p>
      <text:p text:style-name="P2"><text:span text:style-name="T1">органом <text:s/>местного <text:s/>управления и самоуправления, <text:s/>которому <text:s/>право <text:s/>на</text:span></text:p>
      <text:p text:style-name="P2"><text:span text:style-name="T1">предъявление такого требования предоставлено законодательством.</text:span></text:p>
      <text:p text:style-name="P2"><text:span text:style-name="T1"><text:s text:c="5"/>8.10. Общее собрание <text:s/>или орган, принявший решение о ликвидации</text:span></text:p>
      <text:p text:style-name="P2"><text:span text:style-name="T1">Общества, в <text:s/>соответствии с <text:s/>требованиями законодательства назначают</text:span></text:p>
      <text:p text:style-name="P2"><text:span text:style-name="T1">ликвидационную <text:s text:c="2"/>комиссию <text:s text:c="2"/>(ликвидатора) <text:s/>и <text:s/>устанавливают <text:s/>порядок</text:span></text:p>
      <text:p text:style-name="P2"><text:span text:style-name="T1">ликвидации.</text:span></text:p>
      <text:p text:style-name="P2"><text:span text:style-name="T1"><text:s text:c="5"/>8.11. Общее собрание, <text:s/>принявшее решение о ликвидации Общества,</text:span></text:p>
      <text:p text:style-name="P2"><text:span text:style-name="T1">обязано <text:s text:c="2"/>незамедлительно <text:s text:c="3"/>письменно <text:s text:c="3"/>сообщить <text:s text:c="2"/>об <text:s text:c="3"/>этом <text:s text:c="3"/>в</text:span></text:p>
      <text:p text:style-name="P2"><text:span text:style-name="T1">регистрирующий орган и представить последнему:</text:span></text:p>
      <text:p text:style-name="P2"><text:span text:style-name="T1"><text:s text:c="5"/>- заявление о ликвидации;</text:span></text:p>
      <text:p text:style-name="P2"><text:span text:style-name="T1"><text:s text:c="5"/>- решение о ликвидации;</text:span></text:p>
      <text:p text:style-name="P2"><text:span text:style-name="T1"><text:s text:c="5"/>- сведения о составе ликвидационной <text:s/>комиссии, ее <text:s/>председателе</text:span></text:p>
      <text:p text:style-name="P2"><text:span text:style-name="T1">или назначении ликвидатора;</text:span></text:p>
      <text:p text:style-name="P2"><text:span text:style-name="T1"><text:s text:c="5"/>- сведения о порядке <text:s/>и <text:s/>сроках ликвидации.</text:span></text:p>
      <text:p text:style-name="P2"><text:span text:style-name="T1"><text:s text:c="5"/>Участники Общества обязаны <text:s/>обеспечить <text:s/>ликвидацию <text:s/>Общества <text:s/>в</text:span></text:p>
      <text:p text:style-name="P2"><text:span text:style-name="T1">срок, согласованный с регистрирующим органом.</text:span></text:p>
      <text:p text:style-name="P2"><text:span text:style-name="T1"><text:s text:c="5"/>8.12. С <text:s/>момента <text:s/>назначения <text:s text:c="2"/>ликвидационной <text:s/>комиссии <text:s/>к <text:s/>ней</text:span></text:p>
      <text:p text:style-name="P2"><text:span text:style-name="T1">переходят <text:s/>полномочия <text:s text:c="2"/>по <text:s text:c="2"/>управлению <text:s/>делами <text:s/>Общества. <text:s text:c="2"/>Порядок</text:span></text:p>
      <text:p text:style-name="P2"><text:span text:style-name="T1">работы, права <text:s/>и <text:s/>обязанности ликвидационной <text:s/>комиссии <text:s/>определяются</text:span></text:p>
      <text:p text:style-name="P2"><text:span text:style-name="T1">законодательством.</text:span></text:p>
      <text:p text:style-name="P2"><text:span text:style-name="T1"><text:s text:c="5"/>8.13. Выплата денежных <text:s/>сумм кредиторам ликвидируемого Общества</text:span></text:p>
      <text:p text:style-name="P2"><text:span text:style-name="T1">производится <text:s/>ликвидационной <text:s/>комиссией в порядке очередности <text:s/>и <text:s/>на</text:span></text:p>
      <text:p text:style-name="P2"><text:span text:style-name="T1">основаниях, установленных законодательством.</text:span></text:p>
      <text:p text:style-name="P2"><text:span text:style-name="T1"><text:s text:c="5"/>8.14. После завершения <text:s/>расчетов с <text:s/>кредиторами <text:s/>ликвидационная</text:span></text:p>
      <text:p text:style-name="P2"><text:span text:style-name="T1">комиссия <text:s/>составляет <text:s/>ликвидационный <text:s/>баланс, <text:s/>который <text:s/>утверждается</text:span></text:p>
      <text:p text:style-name="P2"><text:span text:style-name="T1">ликвидационной <text:s/>комиссией <text:s text:c="2"/>и <text:s/>Общим <text:s/>собранием <text:s/>или <text:s/>иным <text:s/>органом,</text:span></text:p>
      <text:p text:style-name="P2"><text:span text:style-name="T1">принявшим решение о ликвидации Общества.</text:span></text:p>
      <text:p text:style-name="P2"><text:span text:style-name="T1"><text:s text:c="5"/>8.15. Оставшееся после <text:s text:c="2"/>удовлетворения <text:s/>требований <text:s/>кредиторов</text:span></text:p>
      <text:p text:style-name="P2"><text:span text:style-name="T1">имущество Общества передается его участникам.</text:span></text:p>
      <text:p text:style-name="P2"><text:span text:style-name="T1"><text:s text:c="5"/>8.16. В <text:s text:c="2"/>случае <text:s/>если <text:s text:c="2"/>имеющиеся <text:s/>у <text:s/>ликвидируемого <text:s/>Общества</text:span></text:p>
      <text:p text:style-name="P2"><text:span text:style-name="T1">денежные <text:s/>средства <text:s/>недостаточны <text:s text:c="2"/>для <text:s text:c="2"/>удовлетворения <text:s text:c="2"/>требований</text:span></text:p>
      <text:p text:style-name="P2"><text:span text:style-name="T1">кредиторов, ликвидационная <text:s/>комиссия <text:s/>осуществляет продажу имущества</text:span></text:p>
      <text:p text:style-name="P2"><text:span text:style-name="T1">Общества <text:s/>с <text:s text:c="2"/>публичных <text:s text:c="2"/>торгов <text:s/>в <text:s text:c="2"/>порядке, <text:s text:c="2"/>установленном <text:s text:c="2"/>для</text:span></text:p>
      <text:p text:style-name="P2"><text:span text:style-name="T1">исполнения судебных решений.</text:span></text:p>
      <text:p text:style-name="P2"><text:span text:style-name="T1"><text:s text:c="5"/>8.17. В <text:s/>случае если стоимость имущества Общества <text:s/>недостаточна</text:span></text:p>
      <text:p text:style-name="P2"><text:span text:style-name="T1">для <text:s/>удовлетворения <text:s text:c="3"/>требований <text:s text:c="2"/>кредиторов, <text:s text:c="2"/>оно <text:s text:c="2"/>может <text:s text:c="2"/>быть</text:span></text:p>
      <text:p text:style-name="P2"><text:span text:style-name="T1">ликвидировано <text:s/>только <text:s text:c="2"/>в <text:s/>порядке <text:s/>экономической <text:s/>несостоятельности</text:span></text:p>
      <text:p text:style-name="P2"><text:span text:style-name="T1">(банкротства).</text:span></text:p>
      <text:p text:style-name="P2"><text:span text:style-name="T1"><text:s text:c="5"/>8.18. При этом, если <text:s/>в <text:s/>ходе <text:s/>проведения <text:s/>ликвидации <text:s/>Общества</text:span></text:p>
      <text:p text:style-name="P2"><text:span text:style-name="T1">будет <text:s text:c="3"/>установлена <text:s text:c="3"/>недостаточность <text:s text:c="2"/>имущества <text:s text:c="2"/>Общества <text:s text:c="2"/>для</text:span></text:p>
      <text:p text:style-name="P2"><text:span text:style-name="T1">удовлетворения <text:s/>требований <text:s/>всех кредиторов, ликвидационная комиссия</text:span></text:p>
      <text:p text:style-name="P2"><text:span text:style-name="T1">обязана <text:s text:c="2"/>подать <text:s/>в <text:s text:c="2"/>хозяйственный <text:s/>суд <text:s/>заявление <text:s/>о <text:s text:c="2"/>банкротстве</text:span></text:p>
      <text:p text:style-name="P2"><text:span text:style-name="T1">Общества <text:s/>в <text:s/>месячный срок с момента принятия решения о <text:s/>ликвидации.</text:span></text:p>
      <text:p text:style-name="P2"><text:span text:style-name="T1">(12 февраля <text:s/>2001 года <text:s/>вступил в силу Закон Республики Беларусь <text:s/>от</text:span></text:p>
      <text:p text:style-name="P2"><text:span text:style-name="T1">18 <text:s/>июля <text:s text:c="2"/>2000 <text:s/>г. <text:s/>№ <text:s/>423-З <text:s/>"Об <text:s/>экономической <text:s/>несостоятельности</text:span></text:p>
      <text:p text:style-name="P2"><text:span text:style-name="T1">(банкротстве)" <text:s text:c="2"/>(Национальный <text:s text:c="2"/>реестр <text:s/>правовых <text:s/>актов <text:s/>Республики</text:span></text:p>
      <text:p text:style-name="P2"><text:span text:style-name="T1">Беларусь, 2000 г., № 2, 2/198), <text:s text:c="2"/>в <text:s text:c="2"/>соответствии <text:s/>со <text:s/>статьей <text:s/>247</text:span></text:p>
      <text:p text:style-name="P2"><text:span text:style-name="T1">которого <text:s/>месячный <text:s/>срок <text:s text:c="3"/>подачи <text:s text:c="3"/>указанного <text:s text:c="2"/>заявления <text:s text:c="2"/>будет</text:span></text:p>
      <text:p text:style-name="P2"><text:soft-page-break/><text:span text:style-name="T1">исчисляться с <text:s/>момента выявления <text:s text:c="2"/>факта <text:s/>недостаточности <text:s/>стоимости</text:span></text:p>
      <text:p text:style-name="P2"><text:span text:style-name="T1">имущества <text:s/>Общества <text:s/>для удовлетворения <text:s/>требований <text:s/>кредиторов). <text:s/>В</text:span></text:p>
      <text:p text:style-name="P2"><text:span text:style-name="T1">случае <text:s/>неисполнения <text:s text:c="2"/>указанного <text:s/>требования <text:s/>члены <text:s/>ликвидационной</text:span></text:p>
      <text:p text:style-name="P2"><text:span text:style-name="T1">комиссии <text:s text:c="3"/>солидарно <text:s text:c="3"/>несут <text:s text:c="2"/>субсидиарную <text:s text:c="2"/>ответственность <text:s text:c="2"/>по</text:span></text:p>
      <text:p text:style-name="P2"><text:span text:style-name="T1">неудовлетворенным <text:s/>требованиям <text:s text:c="2"/>кредиторов <text:s/>и <text:s/>иным <text:s/>обязательствам</text:span></text:p>
      <text:p text:style-name="P2"><text:span text:style-name="T1">Общества в соответствии с требованиями законодательства.</text:span></text:p>
      <text:p text:style-name="P2"><text:span text:style-name="T1"><text:s text:c="5"/>8.19. Ликвидация Общества <text:s/>считается завершенной, а Общество <text:s/>-</text:span></text:p>
      <text:p text:style-name="P2"><text:span text:style-name="T1">прекратившим <text:s/>существование <text:s/>с даты внесения об этом записи в Единый</text:span></text:p>
      <text:p text:style-name="P2"><text:span text:style-name="T1">государственный <text:s text:c="3"/>регистр <text:s text:c="3"/>юридических <text:s text:c="2"/>лиц <text:s text:c="2"/>и <text:s text:c="2"/>индивидуальных</text:span></text:p>
      <text:p text:style-name="P2"><text:span text:style-name="T1">предпринимателей. <text:s/>Общество <text:s/>обязано прекратить <text:s/>предпринимательскую</text:span></text:p>
      <text:p text:style-name="P2"><text:span text:style-name="T1">деятельность с <text:s/>момента <text:s/>принятия регистрирующим органом <text:s/>решения <text:s/>о</text:span></text:p>
      <text:p text:style-name="P2"><text:span text:style-name="T1">ликвидации <text:s/>и <text:s/>в месячный срок после исключения Общества из <text:s/>Единого</text:span></text:p>
      <text:p text:style-name="P2"><text:span text:style-name="T1">государственного <text:s text:c="2"/>регистра <text:s text:c="2"/>юридических <text:s text:c="2"/>лиц <text:s text:c="2"/>и <text:s text:c="2"/>индивидуальных</text:span></text:p>
      <text:p text:style-name="P2"><text:span text:style-name="T1">предпринимателей <text:s text:c="2"/>подлежит <text:s text:c="2"/>исключению <text:s/>из <text:s text:c="2"/>состава <text:s text:c="2"/>учредителей</text:span></text:p>
      <text:p text:style-name="P2"><text:span text:style-name="T1">(участников) <text:s/>других <text:s/>коммерческих организаций.</text:span></text:p>
      <text:p text:style-name="P2"><text:span text:style-name="T1"><text:s text:c="5"/>8.20. В случае, <text:s/>если после ликвидации Общества будет доказано,</text:span></text:p>
      <text:p text:style-name="P2"><text:span text:style-name="T1">что оно в целях <text:s/>избежания <text:s/>ответственности перед своими кредиторами</text:span></text:p>
      <text:p text:style-name="P2"><text:span text:style-name="T1">передало другому <text:s/>лицу <text:s/>или иным образом намеренно <text:s/>скрыло <text:s/>хотя <text:s/>бы</text:span></text:p>
      <text:p text:style-name="P2"><text:span text:style-name="T1">часть <text:s/>своего <text:s text:c="2"/>имущества, <text:s text:c="3"/>кредиторы, <text:s text:c="2"/>не <text:s text:c="2"/>получившие <text:s text:c="2"/>полного</text:span></text:p>
      <text:p text:style-name="P2"><text:span text:style-name="T1">удовлетворения <text:s text:c="3"/>своих <text:s text:c="3"/>требований <text:s text:c="2"/>в <text:s text:c="2"/>рамках <text:s text:c="2"/>ликвидационного</text:span></text:p>
      <text:p text:style-name="P2"><text:span text:style-name="T1">производства, <text:s text:c="2"/>вправе <text:s text:c="2"/>обратить <text:s/>взыскание <text:s/>на <text:s/>это <text:s/>имущество <text:s text:c="2"/>в</text:span></text:p>
      <text:p text:style-name="P2"><text:span text:style-name="T1">непогашенной части долга.</text:span></text:p>
      <text:p text:style-name="P1"/>
      <text:p text:style-name="P2"><text:span text:style-name="T1"><text:s text:c="15"/>Статья 9. ЗАКЛЮЧИТЕЛЬНЫЕ ПОЛОЖЕНИЯ</text:span></text:p>
      <text:p text:style-name="P1"/>
      <text:p text:style-name="P2"><text:span text:style-name="T1"><text:s text:c="5"/>Во всем <text:s text:c="2"/>остальном, <text:s text:c="2"/>не <text:s/>урегулированным <text:s/>настоящим <text:s/>Уставом,</text:span></text:p>
      <text:p text:style-name="P2"><text:span text:style-name="T1">Общество руководствуется <text:s/>в <text:s/>своей деятельности Гражданским кодексом</text:span></text:p>
      <text:p text:style-name="P2"><text:span text:style-name="T1">и <text:s text:c="2"/>другими <text:s text:c="2"/>актами <text:s text:c="3"/>действующего <text:s text:c="2"/>законодательства <text:s text:c="2"/>Республики</text:span></text:p>
      <text:p text:style-name="P2"><text:span text:style-name="T1">Беларусь.</text:span></text:p>
      <text:p text:style-name="P1"/>
      <text:p text:style-name="P2"><text:span text:style-name="T1"><text:s text:c="14"/>ЮРИДИЧЕСКИЕ АДРЕСА (ПАСПОРТНЫЕ ДАННЫЕ) УЧАСТНИКОВ:</text:span></text:p>
      <text:p text:style-name="P1"/>
      <text:p text:style-name="P5"><text:span text:style-name="T1"><text:s text:c="5"/>1) _</text:span><text:span text:style-name="T8">Точило Олег Вячеславович, </text:span><text:span text:style-name="T2">паспорт ВМ2582316 РВ0018А881РВ1 с 17.02.2017 по 17.02.2027 Полоцкий РОВД </text:span><text:span text:style-name="T8">Витебской области</text:span><text:span text:style-name="T1">__,</text:span></text:p>
      <text:p text:style-name="P2"><text:span text:style-name="T1"><text:s text:c="5"/>2) ________________________________________________________,</text:span></text:p>
      <text:p text:style-name="P2"><text:span text:style-name="T1"><text:s text:c="5"/>3) ________________________________________________________,</text:span></text:p>
      <text:p text:style-name="P2"><text:span text:style-name="T1"><text:s text:c="5"/>4) ________________________________________________________,</text:span></text:p>
      <text:p text:style-name="P2"><text:span text:style-name="T1"><text:s text:c="5"/>5) ________________________________________________________.</text:span></text:p>
      <text:p text:style-name="P1"/>
      <text:p text:style-name="P2"><text:span text:style-name="T1"><text:s text:c="21"/>ПОДПИСИ УЧАСТНИКОВ:</text:span></text:p>
      <text:p text:style-name="P1"/>
      <text:p text:style-name="P2"><text:span text:style-name="T1"><text:s text:c="5"/>1) ___*____________________________________________________,</text:span></text:p>
      <text:p text:style-name="P2"><text:span text:style-name="T1"><text:s text:c="5"/>2) ________________________________________________________,</text:span></text:p>
      <text:p text:style-name="P2"><text:span text:style-name="T1"><text:s text:c="5"/>3) ________________________________________________________,</text:span></text:p>
      <text:p text:style-name="P2"><text:span text:style-name="T1"><text:s text:c="5"/>4) ________________________________________________________,</text:span></text:p>
      <text:p text:style-name="P2"><text:span text:style-name="T1"><text:s text:c="5"/>5) ________________________________________________________.</text:span></text:p>
      <text:p text:style-name="P1"/>
      <text:p text:style-name="P2"><text:span text:style-name="T1"><text:s text:c="5"/>В образцы <text:s text:c="2"/>учредительного <text:s text:c="2"/>договора и устава ООО включены все</text:span></text:p>
      <text:p text:style-name="P2"><text:span text:style-name="T1">обязательные <text:s text:c="6"/>положения, <text:s text:c="6"/>предусмотренные <text:s text:c="5"/>действующим</text:span></text:p>
      <text:p text:style-name="P2"><text:span text:style-name="T1">законодательством. <text:s text:c="3"/>Учредители <text:s text:c="2"/>имеют <text:s/>право <text:s/>включить <text:s/>в <text:s/>уставы</text:span></text:p>
      <text:p text:style-name="P2"><text:span text:style-name="T1">конкретных <text:s/>ООО <text:s/>и <text:s text:c="2"/>другие, <text:s/>не <text:s text:c="2"/>противоречащие <text:s/>законодательству,</text:span></text:p>
      <text:p text:style-name="P2"><text:span text:style-name="T1">положения <text:s text:c="3"/>(например, <text:s text:c="3"/>о <text:s text:c="2"/>порядке <text:s/>осуществления <text:s/>хозяйственной</text:span></text:p>
      <text:p text:style-name="P2"><text:span text:style-name="T1">деятельности; <text:s text:c="2"/>о <text:s text:c="2"/>порядке <text:s/>решения вопросов, связанных с приемом и</text:span></text:p>
      <text:p text:style-name="P2"><text:span text:style-name="T1">увольнением <text:s text:c="2"/>работников, <text:s text:c="2"/>и т.д.). Однако регистрирующие органы не</text:span></text:p>
      <text:p text:style-name="P2"><text:span text:style-name="T1">имеют <text:s/>права требовать <text:s/>от <text:s/>учредителей включения в уставы сведений,</text:span></text:p>
      <text:p text:style-name="P2"><text:span text:style-name="T1">кроме <text:s/>прямо <text:s/>предусмотренных <text:s text:c="2"/>законодательством (п. 2 ст. 48; п. 2</text:span></text:p>
      <text:p text:style-name="P2"><text:span text:style-name="T1">ст. 58; п. 5 ст. 59; п. 2 ст. 86; <text:s/>ст. 87; <text:s/>п. 2 ст. 88; <text:s/>п.п. 2, 3,</text:span></text:p>
      <text:p text:style-name="P2"><text:span text:style-name="T1">ч. 2 п. 4 ст. 90; ст. 91 Гражданского кодекса <text:s/>Республики <text:s text:c="2"/>Беларусь</text:span></text:p>
      <text:p text:style-name="P2"><text:span text:style-name="T1">&lt;1&gt;; ст. 2; ч. 1, 2 <text:s/>ст. 8; ст.ст. 11 - 13, 17 - 19, 20 - 22, 51, 52</text:span></text:p>
      <text:p text:style-name="P2"><text:soft-page-break/><text:span text:style-name="T1">Закона <text:s/>Республики Беларусь от 9 декабря <text:s/>1992 <text:s/>г. <text:s/>№ <text:s/>2020-XII <text:s/>"Об</text:span></text:p>
      <text:p text:style-name="P2"><text:span text:style-name="T1">акционерных обществах, <text:s/>обществах <text:s/>с ограниченной ответственностью и</text:span></text:p>
      <text:p text:style-name="P2"><text:span text:style-name="T1">обществах с дополнительной ответственностью" &lt;2&gt;; п. 29 Положения <text:s/>о</text:span></text:p>
      <text:p text:style-name="P2"><text:span text:style-name="T1">государственной <text:s text:c="4"/>регистрации <text:s text:c="4"/>и <text:s text:c="3"/>ликвидации <text:s text:c="4"/>(прекращении</text:span></text:p>
      <text:p text:style-name="P2"><text:span text:style-name="T1">деятельности) <text:s text:c="2"/>субъектов <text:s text:c="2"/>хозяйствования, <text:s/>утвержденного <text:s/>Декретом</text:span></text:p>
      <text:p text:style-name="P2"><text:span text:style-name="T1">Президента Республики Беларусь от 16 марта 1999 г. № 11 &lt;3&gt;).</text:span></text:p>
      <text:p text:style-name="P1"/>
      <text:p text:style-name="P2"><text:span text:style-name="T1"><text:s text:c="6"/>------------------------------</text:span></text:p>
      <text:p text:style-name="P2"><text:span text:style-name="T1"><text:s text:c="5"/>&lt;1&gt; Ведомости <text:s/>Национального собрания Республики Беларусь, 1999</text:span></text:p>
      <text:p text:style-name="P2"><text:span text:style-name="T1">г., № 7 - 9, ст. 101</text:span></text:p>
      <text:p text:style-name="P2"><text:span text:style-name="T1"><text:s text:c="5"/>&lt;2&gt; Ведомости Верховного Совета <text:s/>Республики Беларусь, 1992 <text:s/>г.,</text:span></text:p>
      <text:p text:style-name="P2"><text:span text:style-name="T1">№ 35, ст. 552</text:span></text:p>
      <text:p text:style-name="P2"><text:span text:style-name="T1"><text:s text:c="5"/>&lt;3&gt; Советская Белоруссия" <text:s text:c="2"/>от <text:s/>17.03.1999, <text:s/>№ 50, Национальный</text:span></text:p>
      <text:p text:style-name="P2"><text:span text:style-name="T1">реестр правовых актов Республики Беларусь, 1999 г., № 23, 1/191</text:span></text:p>
      <text:p text:style-name="P1"/>
      <text:p text:style-name="P2"><text:span text:style-name="T1"><text:s text:c="3"/>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ru" fo:country="RU" style:letter-kerning="tru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ристина Гурина</meta:initial-creator>
    <meta:editing-cycles>11</meta:editing-cycles>
    <meta:creation-date>2024-10-01T15:51:00</meta:creation-date>
    <dc:date>2024-10-01T19:11:04.993053266</dc:date>
    <meta:editing-duration>PT21M14S</meta:editing-duration>
    <meta:generator>LibreOffice/7.3.7.2$Linux_X86_64 LibreOffice_project/30$Build-2</meta:generator>
    <meta:document-statistic meta:table-count="0" meta:image-count="0" meta:object-count="0" meta:page-count="12" meta:paragraph-count="628" meta:word-count="3896" meta:character-count="36884" meta:non-whitespace-character-count="29383"/>
    <meta:user-defined meta:name="AppVersion">16.0000</meta:user-defined>
    <meta:template xlink:type="simple" xlink:actuate="onRequest" xlink:title="Normal.dotm" xlink:href=""/>
  </office:meta>
</office:document-meta>
</file>